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 fo:text-align="justify"/>
      <style:text-properties style:font-name="Times New Roman" style:font-name-complex="Times New Roman" fo:color="#000000" fo:font-size="15.5pt" style:font-size-asian="15.5pt"/>
    </style:style>
    <style:style style:name="P2" style:parent-style-name="Heading4" style:family="paragraph">
      <style:paragraph-properties fo:text-align="justify" fo:margin-top="0in" fo:margin-bottom="0in"/>
      <style:text-properties style:font-name="Times New Roman" style:font-name-complex="Times New Roman" fo:color="#000000" fo:font-size="10.5pt" style:font-size-asian="10.5pt"/>
    </style:style>
    <style:style style:name="P3" style:parent-style-name="PreformattedText" style:family="paragraph">
      <style:paragraph-properties fo:text-align="justify" fo:margin-bottom="0.1965in" fo:background-color="#FFFFFF"/>
    </style:style>
    <style:style style:name="T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" style:parent-style-name="Heading4" style:family="paragraph">
      <style:paragraph-properties fo:text-align="justify" fo:margin-top="0in" fo:margin-bottom="0in"/>
      <style:text-properties style:font-name="Times New Roman" style:font-name-complex="Times New Roman" fo:color="#000000" fo:font-size="10.5pt" style:font-size-asian="10.5pt"/>
    </style:style>
    <style:style style:name="P6" style:parent-style-name="PreformattedText" style:family="paragraph">
      <style:paragraph-properties fo:text-align="justify" fo:margin-bottom="0.1965in" fo:background-color="#FFFFFF"/>
    </style:style>
    <style:style style:name="T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8" style:parent-style-name="Heading4" style:family="paragraph">
      <style:paragraph-properties fo:text-align="justify" fo:margin-top="0in" fo:margin-bottom="0in"/>
      <style:text-properties style:font-name="Times New Roman" style:font-name-complex="Times New Roman" fo:color="#000000" fo:font-size="10.5pt" style:font-size-asian="10.5pt"/>
    </style:style>
    <style:style style:name="P9" style:parent-style-name="PreformattedText" style:family="paragraph">
      <style:paragraph-properties fo:text-align="justify" fo:margin-bottom="0.1965in" fo:background-color="#FFFFFF"/>
    </style:style>
    <style:style style:name="T1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1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12" style:parent-style-name="PreformattedText" style:family="paragraph">
      <style:paragraph-properties fo:text-align="justify" fo:background-color="#FFFFFF"/>
    </style:style>
    <style:style style:name="T1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4" style:parent-style-name="PreformattedText" style:family="paragraph">
      <style:paragraph-properties fo:text-align="justify" fo:margin-bottom="0.1965in" fo:background-color="#FFFFFF"/>
    </style:style>
    <style:style style:name="T1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6" style:parent-style-name="Heading3" style:family="paragraph">
      <style:paragraph-properties fo:text-align="justify" fo:margin-top="0in" fo:margin-bottom="0in"/>
    </style:style>
    <style:style style:name="T17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18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19" style:parent-style-name="Heading5" style:family="paragraph">
      <style:paragraph-properties fo:text-align="justify" fo:margin-top="0in" fo:margin-bottom="0in"/>
    </style:style>
    <style:style style:name="T20" style:parent-style-name="DefaultParagraphFont" style:family="text">
      <style:text-properties style:font-name="Times New Roman" style:font-name-complex="Times New Roman" fo:color="#000000" fo:font-size="10.5pt" style:font-size-asian="10.5pt"/>
    </style:style>
    <style:style style:name="P21" style:parent-style-name="PreformattedText" style:family="paragraph">
      <style:paragraph-properties fo:text-align="justify" fo:background-color="#FFFFFF"/>
    </style:style>
    <style:style style:name="T2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3" style:parent-style-name="PreformattedText" style:family="paragraph">
      <style:paragraph-properties fo:text-align="justify" fo:background-color="#FFFFFF"/>
      <style:text-properties style:font-name="Times New Roman" style:font-name-complex="Times New Roman"/>
    </style:style>
    <style:style style:name="P24" style:parent-style-name="PreformattedText" style:family="paragraph">
      <style:paragraph-properties fo:text-align="justify" fo:margin-bottom="0.1965in" fo:background-color="#FFFFFF"/>
    </style:style>
    <style:style style:name="T2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26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2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2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2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0" style:parent-style-name="Heading4" style:family="paragraph">
      <style:paragraph-properties fo:text-align="justify" fo:margin-top="0in" fo:margin-bottom="0in"/>
      <style:text-properties style:font-name="Times New Roman" style:font-name-complex="Times New Roman" fo:color="#000000" fo:font-size="10.5pt" style:font-size-asian="10.5pt"/>
    </style:style>
    <style:style style:name="P31" style:parent-style-name="PreformattedText" style:family="paragraph">
      <style:paragraph-properties fo:text-align="justify" fo:background-color="#FFFFFF"/>
    </style:style>
    <style:style style:name="T3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3" style:parent-style-name="PreformattedText" style:family="paragraph">
      <style:paragraph-properties fo:text-align="justify" fo:background-color="#FFFFFF"/>
      <style:text-properties style:font-name="Times New Roman" style:font-name-complex="Times New Roman"/>
    </style:style>
    <style:style style:name="P34" style:parent-style-name="PreformattedText" style:family="paragraph">
      <style:paragraph-properties fo:text-align="justify" fo:margin-bottom="0.1965in" fo:background-color="#FFFFFF"/>
    </style:style>
    <style:style style:name="T3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6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0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41" style:parent-style-name="Textbody" style:list-style-name="LFO1" style:family="paragraph">
      <style:paragraph-properties fo:text-align="justify" fo:margin-bottom="0.0937in" fo:line-height="100%"/>
    </style:style>
    <style:style style:name="T42" style:parent-style-name="DefaultParagraphFont" style:family="text">
      <style:text-properties style:font-name="Times New Roman" style:font-name-complex="Times New Roman" fo:color="#000000"/>
    </style:style>
    <style:style style:name="T43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44" style:parent-style-name="DefaultParagraphFont" style:family="text">
      <style:text-properties style:font-name="Times New Roman" style:font-name-complex="Times New Roman" fo:color="#000000"/>
    </style:style>
    <style:style style:name="P45" style:parent-style-name="Textbody" style:list-style-name="LFO1" style:family="paragraph">
      <style:paragraph-properties fo:text-align="justify" fo:margin-bottom="0.0937in" fo:line-height="100%"/>
    </style:style>
    <style:style style:name="T46" style:parent-style-name="DefaultParagraphFont" style:family="text">
      <style:text-properties style:font-name="Times New Roman" style:font-name-complex="Times New Roman" fo:color="#000000"/>
    </style:style>
    <style:style style:name="T47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48" style:parent-style-name="DefaultParagraphFont" style:family="text">
      <style:text-properties style:font-name="Times New Roman" style:font-name-complex="Times New Roman" fo:color="#000000"/>
    </style:style>
    <style:style style:name="P49" style:parent-style-name="Textbody" style:list-style-name="LFO1" style:family="paragraph">
      <style:paragraph-properties fo:text-align="justify" fo:margin-bottom="0.0937in" fo:line-height="100%"/>
    </style:style>
    <style:style style:name="T50" style:parent-style-name="DefaultParagraphFont" style:family="text">
      <style:text-properties style:font-name="Times New Roman" style:font-name-complex="Times New Roman" fo:color="#000000"/>
    </style:style>
    <style:style style:name="T51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52" style:parent-style-name="DefaultParagraphFont" style:family="text">
      <style:text-properties style:font-name="Times New Roman" style:font-name-complex="Times New Roman" fo:color="#000000"/>
    </style:style>
    <style:style style:name="P53" style:parent-style-name="Textbody" style:list-style-name="LFO1" style:family="paragraph">
      <style:paragraph-properties fo:text-align="justify" fo:margin-bottom="0.0937in" fo:line-height="100%"/>
    </style:style>
    <style:style style:name="T54" style:parent-style-name="DefaultParagraphFont" style:family="text">
      <style:text-properties style:font-name="Times New Roman" style:font-name-complex="Times New Roman" fo:color="#000000"/>
    </style:style>
    <style:style style:name="T55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56" style:parent-style-name="DefaultParagraphFont" style:family="text">
      <style:text-properties style:font-name="Times New Roman" style:font-name-complex="Times New Roman" fo:color="#000000"/>
    </style:style>
    <style:style style:name="P57" style:parent-style-name="Textbody" style:list-style-name="LFO1" style:family="paragraph">
      <style:paragraph-properties fo:text-align="justify" fo:margin-bottom="0.0937in" fo:line-height="100%"/>
    </style:style>
    <style:style style:name="T58" style:parent-style-name="DefaultParagraphFont" style:family="text">
      <style:text-properties style:font-name="Times New Roman" style:font-name-complex="Times New Roman" fo:color="#000000"/>
    </style:style>
    <style:style style:name="T59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60" style:parent-style-name="DefaultParagraphFont" style:family="text">
      <style:text-properties style:font-name="Times New Roman" style:font-name-complex="Times New Roman" fo:color="#000000"/>
    </style:style>
    <style:style style:name="P61" style:parent-style-name="Textbody" style:list-style-name="LFO1" style:family="paragraph">
      <style:paragraph-properties fo:text-align="justify" fo:margin-bottom="0.0937in" fo:line-height="100%"/>
    </style:style>
    <style:style style:name="T62" style:parent-style-name="DefaultParagraphFont" style:family="text">
      <style:text-properties style:font-name="Times New Roman" style:font-name-complex="Times New Roman" fo:color="#000000"/>
    </style:style>
    <style:style style:name="T63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64" style:parent-style-name="DefaultParagraphFont" style:family="text">
      <style:text-properties style:font-name="Times New Roman" style:font-name-complex="Times New Roman" fo:color="#000000"/>
    </style:style>
    <style:style style:name="P65" style:parent-style-name="Heading2" style:family="paragraph">
      <style:paragraph-properties fo:text-align="justify" fo:margin-top="0in" fo:margin-bottom="0in"/>
      <style:text-properties style:font-name="Times New Roman" style:font-name-complex="Times New Roman" fo:color="#000000" fo:font-size="15.5pt" style:font-size-asian="15.5pt"/>
    </style:style>
    <style:style style:name="P66" style:parent-style-name="PreformattedText" style:family="paragraph">
      <style:paragraph-properties fo:text-align="justify" fo:background-color="#FFFFFF"/>
    </style:style>
    <style:style style:name="T6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68" style:parent-style-name="PreformattedText" style:family="paragraph">
      <style:paragraph-properties fo:text-align="justify" fo:background-color="#FFFFFF"/>
    </style:style>
    <style:style style:name="T6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70" style:parent-style-name="PreformattedText" style:family="paragraph">
      <style:paragraph-properties fo:text-align="justify" fo:background-color="#FFFFFF"/>
    </style:style>
    <style:style style:name="T7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72" style:parent-style-name="PreformattedText" style:family="paragraph">
      <style:paragraph-properties fo:text-align="justify" fo:margin-bottom="0.1965in" fo:background-color="#FFFFFF"/>
    </style:style>
    <style:style style:name="T7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74" style:parent-style-name="Heading2" style:family="paragraph">
      <style:paragraph-properties fo:text-align="justify" fo:margin-top="0in" fo:margin-bottom="0in"/>
      <style:text-properties style:font-name="Times New Roman" style:font-name-complex="Times New Roman" fo:color="#000000" fo:font-size="15.5pt" style:font-size-asian="15.5pt"/>
    </style:style>
    <style:style style:name="P75" style:parent-style-name="PreformattedText" style:family="paragraph">
      <style:paragraph-properties fo:text-align="justify" fo:background-color="#FFFFFF"/>
    </style:style>
    <style:style style:name="T7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77" style:parent-style-name="PreformattedText" style:family="paragraph">
      <style:paragraph-properties fo:text-align="justify" fo:background-color="#FFFFFF"/>
    </style:style>
    <style:style style:name="T7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79" style:parent-style-name="PreformattedText" style:family="paragraph">
      <style:paragraph-properties fo:text-align="justify" fo:background-color="#FFFFFF"/>
    </style:style>
    <style:style style:name="T8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81" style:parent-style-name="PreformattedText" style:family="paragraph">
      <style:paragraph-properties fo:text-align="justify" fo:margin-bottom="0.1965in" fo:background-color="#FFFFFF"/>
    </style:style>
    <style:style style:name="T8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83" style:parent-style-name="Heading1" style:family="paragraph">
      <style:paragraph-properties fo:text-align="justify" fo:margin-top="0in" fo:margin-bottom="0in"/>
      <style:text-properties style:font-name="Times New Roman" style:font-name-complex="Times New Roman" fo:color="#000000" fo:font-size="18.5pt" style:font-size-asian="18.5pt"/>
    </style:style>
    <style:style style:name="P84" style:parent-style-name="PreformattedText" style:family="paragraph">
      <style:paragraph-properties fo:text-align="justify" fo:background-color="#FFFFFF"/>
    </style:style>
    <style:style style:name="T8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86" style:parent-style-name="PreformattedText" style:family="paragraph">
      <style:paragraph-properties fo:text-align="justify" fo:background-color="#FFFFFF"/>
    </style:style>
    <style:style style:name="T8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88" style:parent-style-name="PreformattedText" style:family="paragraph">
      <style:paragraph-properties fo:text-align="justify" fo:margin-bottom="0.1965in" fo:background-color="#FFFFFF"/>
    </style:style>
    <style:style style:name="T8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90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91" style:parent-style-name="PreformattedText" style:family="paragraph">
      <style:paragraph-properties fo:text-align="justify" fo:background-color="#FFFFFF"/>
    </style:style>
    <style:style style:name="T9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93" style:parent-style-name="PreformattedText" style:family="paragraph">
      <style:paragraph-properties fo:text-align="justify" fo:margin-bottom="0.1965in" fo:background-color="#FFFFFF"/>
    </style:style>
    <style:style style:name="T9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95" style:parent-style-name="Heading4" style:family="paragraph">
      <style:paragraph-properties fo:text-align="justify" fo:margin-top="0in" fo:margin-bottom="0in"/>
    </style:style>
    <style:style style:name="T96" style:parent-style-name="DefaultParagraphFont" style:family="text">
      <style:text-properties style:font-name="Times New Roman" style:font-name-complex="Times New Roman" fo:color="#000000" fo:font-size="10.5pt" style:font-size-asian="10.5pt"/>
    </style:style>
    <style:style style:name="T97" style:parent-style-name="DefaultParagraphFont" style:family="text">
      <style:text-properties style:font-name="Times New Roman" style:font-name-complex="Times New Roman" fo:color="#000000" fo:font-size="10.5pt" style:font-size-asian="10.5pt" style:font-size-complex="10.5pt" style:script-type="complex" style:language-complex="ta" style:country-complex="IN"/>
    </style:style>
    <style:style style:name="P98" style:parent-style-name="PreformattedText" style:family="paragraph">
      <style:paragraph-properties fo:text-align="justify" fo:margin-bottom="0.1965in" fo:background-color="#FFFFFF"/>
    </style:style>
    <style:style style:name="T9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00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101" style:parent-style-name="Heading4" style:family="paragraph">
      <style:paragraph-properties fo:text-align="justify" fo:margin-top="0in" fo:margin-bottom="0in"/>
    </style:style>
    <style:style style:name="T102" style:parent-style-name="DefaultParagraphFont" style:family="text">
      <style:text-properties style:font-name="Times New Roman" style:font-name-complex="Times New Roman" fo:color="#000000" fo:font-size="10.5pt" style:font-size-asian="10.5pt"/>
    </style:style>
    <style:style style:name="T103" style:parent-style-name="DefaultParagraphFont" style:family="text">
      <style:text-properties style:font-name="Times New Roman" style:font-name-complex="Times New Roman" fo:color="#000000" fo:font-size="10.5pt" style:font-size-asian="10.5pt" style:font-size-complex="10.5pt" style:script-type="complex" style:language-complex="ta" style:country-complex="IN"/>
    </style:style>
    <style:style style:name="P104" style:parent-style-name="PreformattedText" style:family="paragraph">
      <style:paragraph-properties fo:text-align="justify" fo:margin-bottom="0.1965in" fo:background-color="#FFFFFF"/>
    </style:style>
    <style:style style:name="T10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06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107" style:parent-style-name="Heading2" style:family="paragraph">
      <style:paragraph-properties fo:text-align="justify" fo:margin-top="0in" fo:margin-bottom="0in"/>
    </style:style>
    <style:style style:name="T108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109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T110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111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P112" style:parent-style-name="Heading3" style:family="paragraph">
      <style:paragraph-properties fo:text-align="justify" fo:margin-top="0in" fo:margin-bottom="0in"/>
    </style:style>
    <style:style style:name="T113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114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115" style:parent-style-name="PreformattedText" style:family="paragraph">
      <style:paragraph-properties fo:text-align="justify" fo:margin-bottom="0.1965in" fo:background-color="#FFFFFF"/>
    </style:style>
    <style:style style:name="T11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17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1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19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2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21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2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23" style:parent-style-name="Heading3" style:family="paragraph">
      <style:paragraph-properties fo:text-align="justify" fo:margin-top="0in" fo:margin-bottom="0in"/>
    </style:style>
    <style:style style:name="T124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125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126" style:parent-style-name="PreformattedText" style:family="paragraph">
      <style:paragraph-properties fo:text-align="justify" fo:background-color="#FFFFFF"/>
    </style:style>
    <style:style style:name="T12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2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2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30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3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32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3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34" style:parent-style-name="PreformattedText" style:family="paragraph">
      <style:paragraph-properties fo:text-align="justify" fo:background-color="#FFFFFF"/>
    </style:style>
    <style:style style:name="T13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36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137" style:parent-style-name="PreformattedText" style:family="paragraph">
      <style:paragraph-properties fo:text-align="justify" fo:margin-bottom="0.1965in" fo:background-color="#FFFFFF"/>
    </style:style>
    <style:style style:name="T138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13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40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141" style:parent-style-name="PreformattedText" style:family="paragraph">
      <style:paragraph-properties fo:text-align="justify" fo:margin-bottom="0.1965in" fo:background-color="#FFFFFF"/>
    </style:style>
    <style:style style:name="T14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43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144" style:parent-style-name="PreformattedText" style:family="paragraph">
      <style:paragraph-properties fo:text-align="justify" fo:background-color="#FFFFFF"/>
    </style:style>
    <style:style style:name="T14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46" style:parent-style-name="PreformattedText" style:family="paragraph">
      <style:paragraph-properties fo:text-align="justify" fo:margin-bottom="0.1965in" fo:background-color="#FFFFFF"/>
    </style:style>
    <style:style style:name="T14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48" style:parent-style-name="Heading3" style:family="paragraph">
      <style:paragraph-properties fo:text-align="justify" fo:margin-top="0in" fo:margin-bottom="0in"/>
    </style:style>
    <style:style style:name="T149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P150" style:parent-style-name="Heading3" style:family="paragraph">
      <style:paragraph-properties fo:text-align="justify" fo:margin-top="0in" fo:margin-bottom="0in"/>
    </style:style>
    <style:style style:name="T15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52" style:parent-style-name="Textbody" style:family="paragraph">
      <style:paragraph-properties fo:text-align="justify" fo:margin-bottom="0in" fo:line-height="100%"/>
    </style:style>
    <style:style style:name="T153" style:parent-style-name="DefaultParagraphFont" style:family="text">
      <style:text-properties style:font-name="Times New Roman" style:font-name-complex="Times New Roman" fo:color="#000000"/>
    </style:style>
    <style:style style:name="T154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P155" style:parent-style-name="PreformattedText" style:family="paragraph">
      <style:paragraph-properties fo:text-align="justify" fo:background-color="#FFFFFF"/>
    </style:style>
    <style:style style:name="T15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5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5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5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60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6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62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6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64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6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66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6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68" style:parent-style-name="PreformattedText" style:family="paragraph">
      <style:paragraph-properties fo:text-align="justify" fo:margin-bottom="0.1965in" fo:background-color="#FFFFFF"/>
    </style:style>
    <style:style style:name="T169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170" style:parent-style-name="SourceText" style:family="text">
      <style:text-properties style:font-name="Times New Roman" style:font-name-complex="Times New Roman" fo:color="#000000" fo:background-color="#FFFFFF"/>
    </style:style>
    <style:style style:name="T171" style:parent-style-name="SourceText" style:family="text">
      <style:text-properties style:font-name="Times New Roman" style:font-name-complex="Times New Roman" fo:color="#000000" fo:background-color="#FFFFFF"/>
    </style:style>
    <style:style style:name="T17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73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7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75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7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77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7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79" style:parent-style-name="Heading9" style:family="paragraph">
      <style:paragraph-properties fo:text-align="justify" fo:margin-top="0in" fo:margin-bottom="0in"/>
    </style:style>
    <style:style style:name="T180" style:parent-style-name="DefaultParagraphFont" style:family="text">
      <style:text-properties style:font-name="Times New Roman" style:font-name-complex="Times New Roman" fo:color="#000000" fo:font-size="10.5pt" style:font-size-asian="10.5pt"/>
    </style:style>
    <style:style style:name="T181" style:parent-style-name="DefaultParagraphFont" style:family="text">
      <style:text-properties style:font-name="Times New Roman" style:font-name-complex="Times New Roman" fo:color="#000000" fo:font-size="10.5pt" style:font-size-asian="10.5pt" style:font-size-complex="10.5pt" style:script-type="complex" style:language-complex="ta" style:country-complex="IN"/>
    </style:style>
    <style:style style:name="P182" style:parent-style-name="PreformattedText" style:family="paragraph">
      <style:paragraph-properties fo:text-align="justify" fo:background-color="#FFFFFF"/>
    </style:style>
    <style:style style:name="T18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8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85" style:parent-style-name="PreformattedText" style:family="paragraph">
      <style:paragraph-properties fo:text-align="justify" fo:background-color="#FFFFFF"/>
    </style:style>
    <style:style style:name="T18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8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8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189" style:parent-style-name="PreformattedText" style:family="paragraph">
      <style:paragraph-properties fo:text-align="justify" fo:margin-bottom="0.1965in" fo:background-color="#FFFFFF"/>
    </style:style>
    <style:style style:name="T19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9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92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19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194" style:parent-style-name="Heading2" style:family="paragraph">
      <style:paragraph-properties fo:text-align="justify" fo:margin-top="0in" fo:margin-bottom="0in"/>
    </style:style>
    <style:style style:name="T195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196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P197" style:parent-style-name="PreformattedText" style:family="paragraph">
      <style:paragraph-properties fo:text-align="justify" fo:margin-bottom="0.1965in" fo:background-color="#FFFFFF"/>
    </style:style>
    <style:style style:name="T19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199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20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01" style:parent-style-name="Textbody" style:list-style-name="LFO2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202" style:parent-style-name="DefaultParagraphFont" style:family="text">
      <style:text-properties style:font-name="Times New Roman" style:font-name-complex="Times New Roman" fo:color="#000000"/>
    </style:style>
    <style:style style:name="T203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204" style:parent-style-name="DefaultParagraphFont" style:family="text">
      <style:text-properties style:font-name="Times New Roman" style:font-name-complex="Times New Roman" fo:color="#000000"/>
    </style:style>
    <style:style style:name="P205" style:parent-style-name="Textbody" style:list-style-name="LFO2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206" style:parent-style-name="DefaultParagraphFont" style:family="text">
      <style:text-properties style:font-name="Times New Roman" style:font-name-complex="Times New Roman" fo:color="#000000"/>
    </style:style>
    <style:style style:name="T207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208" style:parent-style-name="DefaultParagraphFont" style:family="text">
      <style:text-properties style:font-name="Times New Roman" style:font-name-complex="Times New Roman" fo:color="#000000"/>
    </style:style>
    <style:style style:name="P209" style:parent-style-name="Textbody" style:list-style-name="LFO2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210" style:parent-style-name="DefaultParagraphFont" style:family="text">
      <style:text-properties style:font-name="Times New Roman" style:font-name-complex="Times New Roman" fo:color="#000000"/>
    </style:style>
    <style:style style:name="T211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212" style:parent-style-name="DefaultParagraphFont" style:family="text">
      <style:text-properties style:font-name="Times New Roman" style:font-name-complex="Times New Roman" fo:color="#000000"/>
    </style:style>
    <style:style style:name="P213" style:parent-style-name="Textbody" style:list-style-name="LFO2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214" style:parent-style-name="DefaultParagraphFont" style:family="text">
      <style:text-properties style:font-name="Times New Roman" style:font-name-complex="Times New Roman" fo:color="#000000"/>
    </style:style>
    <style:style style:name="T215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216" style:parent-style-name="DefaultParagraphFont" style:family="text">
      <style:text-properties style:font-name="Times New Roman" style:font-name-complex="Times New Roman" fo:color="#000000"/>
    </style:style>
    <style:style style:name="P217" style:parent-style-name="Textbody" style:list-style-name="LFO2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218" style:parent-style-name="DefaultParagraphFont" style:family="text">
      <style:text-properties style:font-name="Times New Roman" style:font-name-complex="Times New Roman" fo:color="#000000"/>
    </style:style>
    <style:style style:name="T219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220" style:parent-style-name="DefaultParagraphFont" style:family="text">
      <style:text-properties style:font-name="Times New Roman" style:font-name-complex="Times New Roman" fo:color="#000000"/>
    </style:style>
    <style:style style:name="P221" style:parent-style-name="Textbody" style:list-style-name="LFO2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222" style:parent-style-name="DefaultParagraphFont" style:family="text">
      <style:text-properties style:font-name="Times New Roman" style:font-name-complex="Times New Roman" fo:color="#000000"/>
    </style:style>
    <style:style style:name="T223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224" style:parent-style-name="DefaultParagraphFont" style:family="text">
      <style:text-properties style:font-name="Times New Roman" style:font-name-complex="Times New Roman" fo:color="#000000"/>
    </style:style>
    <style:style style:name="T225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226" style:parent-style-name="DefaultParagraphFont" style:family="text">
      <style:text-properties style:font-name="Times New Roman" style:font-name-complex="Times New Roman" fo:color="#000000"/>
    </style:style>
    <style:style style:name="T227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228" style:parent-style-name="DefaultParagraphFont" style:family="text">
      <style:text-properties style:font-name="Times New Roman" style:font-name-complex="Times New Roman" fo:color="#000000"/>
    </style:style>
    <style:style style:name="P229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230" style:parent-style-name="Heading3" style:family="paragraph">
      <style:paragraph-properties fo:text-align="justify" fo:margin-top="0in" fo:margin-bottom="0in"/>
    </style:style>
    <style:style style:name="T231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232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233" style:parent-style-name="PreformattedText" style:family="paragraph">
      <style:paragraph-properties fo:text-align="justify" fo:background-color="#FFFFFF"/>
    </style:style>
    <style:style style:name="T23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35" style:parent-style-name="PreformattedText" style:family="paragraph">
      <style:paragraph-properties fo:text-align="justify" fo:background-color="#FFFFFF"/>
    </style:style>
    <style:style style:name="T23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37" style:parent-style-name="PreformattedText" style:family="paragraph">
      <style:paragraph-properties fo:text-align="justify" fo:margin-bottom="0.1965in" fo:background-color="#FFFFFF"/>
    </style:style>
    <style:style style:name="T23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39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240" style:parent-style-name="PreformattedText" style:family="paragraph">
      <style:paragraph-properties fo:text-align="justify" fo:background-color="#FFFFFF"/>
    </style:style>
    <style:style style:name="T24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42" style:parent-style-name="PreformattedText" style:family="paragraph">
      <style:paragraph-properties fo:text-align="justify" fo:background-color="#FFFFFF"/>
    </style:style>
    <style:style style:name="T24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244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24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46" style:parent-style-name="PreformattedText" style:family="paragraph">
      <style:paragraph-properties fo:text-align="justify" fo:margin-bottom="0.1965in" fo:background-color="#FFFFFF"/>
    </style:style>
    <style:style style:name="T24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24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24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50" style:parent-style-name="Heading2" style:family="paragraph">
      <style:paragraph-properties fo:text-align="justify" fo:margin-top="0in" fo:margin-bottom="0in"/>
      <style:text-properties style:font-name="Times New Roman" style:font-name-complex="Times New Roman" fo:color="#000000" fo:font-size="15.5pt" style:font-size-asian="15.5pt"/>
    </style:style>
    <style:style style:name="P251" style:parent-style-name="PreformattedText" style:family="paragraph">
      <style:paragraph-properties fo:text-align="justify" fo:background-color="#FFFFFF"/>
    </style:style>
    <style:style style:name="T25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53" style:parent-style-name="PreformattedText" style:family="paragraph">
      <style:paragraph-properties fo:text-align="justify" fo:background-color="#FFFFFF"/>
    </style:style>
    <style:style style:name="T25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55" style:parent-style-name="PreformattedText" style:family="paragraph">
      <style:paragraph-properties fo:text-align="justify" fo:background-color="#FFFFFF"/>
    </style:style>
    <style:style style:name="T25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57" style:parent-style-name="PreformattedText" style:family="paragraph">
      <style:paragraph-properties fo:text-align="justify" fo:margin-bottom="0.1965in" fo:background-color="#FFFFFF"/>
    </style:style>
    <style:style style:name="T25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59" style:parent-style-name="Heading3" style:family="paragraph">
      <style:paragraph-properties fo:text-align="justify" fo:margin-top="0in" fo:margin-bottom="0in"/>
    </style:style>
    <style:style style:name="T260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261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262" style:parent-style-name="PreformattedText" style:family="paragraph">
      <style:paragraph-properties fo:text-align="justify" fo:background-color="#FFFFFF"/>
    </style:style>
    <style:style style:name="T26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264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26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66" style:parent-style-name="PreformattedText" style:family="paragraph">
      <style:paragraph-properties fo:text-align="justify" fo:background-color="#FFFFFF"/>
    </style:style>
    <style:style style:name="T26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26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26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70" style:parent-style-name="PreformattedText" style:family="paragraph">
      <style:paragraph-properties fo:text-align="justify" fo:margin-bottom="0.1965in" fo:background-color="#FFFFFF"/>
    </style:style>
    <style:style style:name="T27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272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27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74" style:parent-style-name="Heading3" style:family="paragraph">
      <style:paragraph-properties fo:text-align="justify" fo:margin-top="0in" fo:margin-bottom="0in"/>
    </style:style>
    <style:style style:name="T275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276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277" style:parent-style-name="PreformattedText" style:family="paragraph">
      <style:paragraph-properties fo:text-align="justify" fo:background-color="#FFFFFF"/>
    </style:style>
    <style:style style:name="T27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79" style:parent-style-name="PreformattedText" style:family="paragraph">
      <style:paragraph-properties fo:text-align="justify" fo:background-color="#FFFFFF"/>
    </style:style>
    <style:style style:name="T28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81" style:parent-style-name="PreformattedText" style:family="paragraph">
      <style:paragraph-properties fo:text-align="justify" fo:margin-bottom="0.1965in" fo:background-color="#FFFFFF"/>
    </style:style>
    <style:style style:name="T28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83" style:parent-style-name="Heading3" style:family="paragraph">
      <style:paragraph-properties fo:text-align="justify" fo:margin-top="0in" fo:margin-bottom="0in"/>
    </style:style>
    <style:style style:name="T284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285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286" style:parent-style-name="PreformattedText" style:family="paragraph">
      <style:paragraph-properties fo:text-align="justify" fo:background-color="#FFFFFF"/>
    </style:style>
    <style:style style:name="T28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88" style:parent-style-name="PreformattedText" style:family="paragraph">
      <style:paragraph-properties fo:text-align="justify" fo:margin-bottom="0.1965in" fo:background-color="#FFFFFF"/>
    </style:style>
    <style:style style:name="T28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90" style:parent-style-name="Heading3" style:family="paragraph">
      <style:paragraph-properties fo:text-align="justify" fo:margin-top="0in" fo:margin-bottom="0in"/>
    </style:style>
    <style:style style:name="T291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292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293" style:parent-style-name="PreformattedText" style:family="paragraph">
      <style:paragraph-properties fo:text-align="justify" fo:background-color="#FFFFFF"/>
    </style:style>
    <style:style style:name="T29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95" style:parent-style-name="PreformattedText" style:family="paragraph">
      <style:paragraph-properties fo:text-align="justify" fo:background-color="#FFFFFF"/>
    </style:style>
    <style:style style:name="T29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97" style:parent-style-name="PreformattedText" style:family="paragraph">
      <style:paragraph-properties fo:text-align="justify" fo:margin-bottom="0.1965in" fo:background-color="#FFFFFF"/>
    </style:style>
    <style:style style:name="T29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299" style:parent-style-name="Heading3" style:family="paragraph">
      <style:paragraph-properties fo:text-align="justify" fo:margin-top="0in" fo:margin-bottom="0in"/>
    </style:style>
    <style:style style:name="T300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301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302" style:parent-style-name="PreformattedText" style:family="paragraph">
      <style:paragraph-properties fo:text-align="justify" fo:margin-bottom="0.1965in" fo:background-color="#FFFFFF"/>
    </style:style>
    <style:style style:name="T30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04" style:parent-style-name="Heading3" style:family="paragraph">
      <style:paragraph-properties fo:text-align="justify" fo:margin-top="0in" fo:margin-bottom="0in"/>
    </style:style>
    <style:style style:name="T305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306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307" style:parent-style-name="PreformattedText" style:family="paragraph">
      <style:paragraph-properties fo:text-align="justify" fo:margin-bottom="0.1965in" fo:background-color="#FFFFFF"/>
    </style:style>
    <style:style style:name="T30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09" style:parent-style-name="Heading3" style:family="paragraph">
      <style:paragraph-properties fo:text-align="justify" fo:margin-top="0in" fo:margin-bottom="0in"/>
    </style:style>
    <style:style style:name="T310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311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312" style:parent-style-name="PreformattedText" style:family="paragraph">
      <style:paragraph-properties fo:text-align="justify" fo:margin-bottom="0.1965in" fo:background-color="#FFFFFF"/>
    </style:style>
    <style:style style:name="T31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14" style:parent-style-name="Heading2" style:family="paragraph">
      <style:paragraph-properties fo:text-align="justify" fo:margin-top="0in" fo:margin-bottom="0in"/>
    </style:style>
    <style:style style:name="T315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316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P317" style:parent-style-name="Heading3" style:family="paragraph">
      <style:paragraph-properties fo:text-align="justify" fo:margin-top="0in" fo:margin-bottom="0in"/>
    </style:style>
    <style:style style:name="T318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319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320" style:parent-style-name="PreformattedText" style:family="paragraph">
      <style:paragraph-properties fo:text-align="justify" fo:background-color="#FFFFFF"/>
    </style:style>
    <style:style style:name="T32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22" style:parent-style-name="PreformattedText" style:family="paragraph">
      <style:paragraph-properties fo:text-align="justify" fo:background-color="#FFFFFF"/>
    </style:style>
    <style:style style:name="T32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24" style:parent-style-name="PreformattedText" style:family="paragraph">
      <style:paragraph-properties fo:text-align="justify" fo:margin-bottom="0.1965in" fo:background-color="#FFFFFF"/>
    </style:style>
    <style:style style:name="T32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26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2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2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2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30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331" style:parent-style-name="Heading3" style:family="paragraph">
      <style:paragraph-properties fo:text-align="justify" fo:margin-top="0in" fo:margin-bottom="0in"/>
    </style:style>
    <style:style style:name="T332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333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334" style:parent-style-name="PreformattedText" style:family="paragraph">
      <style:paragraph-properties fo:text-align="justify" fo:background-color="#FFFFFF"/>
    </style:style>
    <style:style style:name="T33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36" style:parent-style-name="PreformattedText" style:family="paragraph">
      <style:paragraph-properties fo:text-align="justify" fo:background-color="#FFFFFF"/>
    </style:style>
    <style:style style:name="T33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38" style:parent-style-name="PreformattedText" style:family="paragraph">
      <style:paragraph-properties fo:text-align="justify" fo:margin-bottom="0.1965in" fo:background-color="#FFFFFF"/>
    </style:style>
    <style:style style:name="T33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40" style:parent-style-name="Textbody" style:family="paragraph">
      <style:paragraph-properties fo:text-align="justify" fo:margin-bottom="0in" fo:line-height="100%"/>
      <style:text-properties style:font-name="Times New Roman" style:font-name-complex="Times New Roman" fo:color="#000000"/>
    </style:style>
    <style:style style:name="P341" style:parent-style-name="Textbody" style:list-style-name="LFO3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342" style:parent-style-name="Textbody" style:list-style-name="LFO3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343" style:parent-style-name="Textbody" style:list-style-name="LFO3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344" style:parent-style-name="Textbody" style:list-style-name="LFO3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345" style:parent-style-name="Textbody" style:list-style-name="LFO3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346" style:parent-style-name="Heading3" style:family="paragraph">
      <style:paragraph-properties fo:text-align="justify" fo:margin-top="0in" fo:margin-bottom="0in"/>
    </style:style>
    <style:style style:name="T347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348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349" style:parent-style-name="PreformattedText" style:family="paragraph">
      <style:paragraph-properties fo:text-align="justify" fo:background-color="#FFFFFF"/>
    </style:style>
    <style:style style:name="T35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51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352" style:parent-style-name="PreformattedText" style:family="paragraph">
      <style:paragraph-properties fo:text-align="justify" fo:background-color="#FFFFFF"/>
    </style:style>
    <style:style style:name="T35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54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355" style:parent-style-name="PreformattedText" style:family="paragraph">
      <style:paragraph-properties fo:text-align="justify" fo:background-color="#FFFFFF"/>
    </style:style>
    <style:style style:name="T35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57" style:parent-style-name="PreformattedText" style:family="paragraph">
      <style:paragraph-properties fo:text-align="justify" fo:background-color="#FFFFFF"/>
    </style:style>
    <style:style style:name="T35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59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6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61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6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63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364" style:parent-style-name="PreformattedText" style:family="paragraph">
      <style:paragraph-properties fo:text-align="justify" fo:background-color="#FFFFFF"/>
    </style:style>
    <style:style style:name="T36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66" style:parent-style-name="PreformattedText" style:family="paragraph">
      <style:paragraph-properties fo:text-align="justify" fo:background-color="#FFFFFF"/>
    </style:style>
    <style:style style:name="T36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6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6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70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7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72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373" style:parent-style-name="PreformattedText" style:family="paragraph">
      <style:paragraph-properties fo:text-align="justify" fo:margin-bottom="0.1965in" fo:background-color="#FFFFFF"/>
    </style:style>
    <style:style style:name="T37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75" style:parent-style-name="Heading3" style:family="paragraph">
      <style:paragraph-properties fo:text-align="justify" fo:margin-top="0in" fo:margin-bottom="0in"/>
    </style:style>
    <style:style style:name="T376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377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378" style:parent-style-name="PreformattedText" style:family="paragraph">
      <style:paragraph-properties fo:text-align="justify" fo:background-color="#FFFFFF"/>
    </style:style>
    <style:style style:name="T379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38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81" style:parent-style-name="PreformattedText" style:family="paragraph">
      <style:paragraph-properties fo:text-align="justify" fo:background-color="#FFFFFF"/>
    </style:style>
    <style:style style:name="T382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38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84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8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86" style:parent-style-name="PreformattedText" style:family="paragraph">
      <style:paragraph-properties fo:text-align="justify" fo:margin-bottom="0.1965in" fo:background-color="#FFFFFF"/>
    </style:style>
    <style:style style:name="T387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38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389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39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391" style:parent-style-name="Heading2" style:family="paragraph">
      <style:paragraph-properties fo:text-align="justify" fo:margin-top="0in" fo:margin-bottom="0in"/>
    </style:style>
    <style:style style:name="T392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393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T394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395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P396" style:parent-style-name="Textbody" style:list-style-name="LFO4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397" style:parent-style-name="Textbody" style:list-style-name="LFO4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398" style:parent-style-name="Textbody" style:list-style-name="LFO4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399" style:parent-style-name="Textbody" style:list-style-name="LFO4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400" style:parent-style-name="Heading2" style:family="paragraph">
      <style:paragraph-properties fo:text-align="justify" fo:margin-top="0in" fo:margin-bottom="0in"/>
    </style:style>
    <style:style style:name="T401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402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P403" style:parent-style-name="Heading3" style:family="paragraph">
      <style:paragraph-properties fo:text-align="justify" fo:margin-top="0in" fo:margin-bottom="0in"/>
    </style:style>
    <style:style style:name="T404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405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P406" style:parent-style-name="Heading7" style:family="paragraph">
      <style:paragraph-properties fo:text-align="justify" fo:margin-top="0in" fo:margin-bottom="0in"/>
    </style:style>
    <style:style style:name="T407" style:parent-style-name="DefaultParagraphFont" style:family="text">
      <style:text-properties style:font-name="Times New Roman" style:font-name-complex="Times New Roman" fo:color="#000000" fo:font-size="10.5pt" style:font-size-asian="10.5pt" style:font-size-complex="10.5pt" style:script-type="complex" style:language-complex="ta" style:country-complex="IN"/>
    </style:style>
    <style:style style:name="T408" style:parent-style-name="DefaultParagraphFont" style:family="text">
      <style:text-properties style:font-name="Times New Roman" style:font-name-complex="Times New Roman" fo:color="#000000" fo:font-size="10.5pt" style:font-size-asian="10.5pt"/>
    </style:style>
    <style:style style:name="T409" style:parent-style-name="DefaultParagraphFont" style:family="text">
      <style:text-properties style:font-name="Times New Roman" style:font-name-complex="Times New Roman" fo:color="#000000" fo:font-size="10.5pt" style:font-size-asian="10.5pt" style:font-size-complex="10.5pt" style:script-type="complex" style:language-complex="ta" style:country-complex="IN"/>
    </style:style>
    <style:style style:name="P410" style:parent-style-name="PreformattedText" style:family="paragraph">
      <style:paragraph-properties fo:text-align="justify" fo:background-color="#FFFFFF"/>
    </style:style>
    <style:style style:name="T41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12" style:parent-style-name="PreformattedText" style:family="paragraph">
      <style:paragraph-properties fo:text-align="justify" fo:background-color="#FFFFFF"/>
    </style:style>
    <style:style style:name="T41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414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415" style:parent-style-name="PreformattedText" style:family="paragraph">
      <style:paragraph-properties fo:text-align="justify" fo:background-color="#FFFFFF"/>
    </style:style>
    <style:style style:name="T416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417" style:parent-style-name="SourceText" style:family="text">
      <style:text-properties style:font-name="Times New Roman" style:font-name-complex="Times New Roman" fo:color="#000000" fo:background-color="#FFFFFF"/>
    </style:style>
    <style:style style:name="T41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19" style:parent-style-name="PreformattedText" style:family="paragraph">
      <style:paragraph-properties fo:text-align="justify" fo:margin-bottom="0.1965in" fo:background-color="#FFFFFF"/>
    </style:style>
    <style:style style:name="T420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421" style:parent-style-name="SourceText" style:family="text">
      <style:text-properties style:font-name="Times New Roman" style:font-name-complex="Times New Roman" fo:color="#000000" fo:background-color="#FFFFFF"/>
    </style:style>
    <style:style style:name="T42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23" style:parent-style-name="Heading7" style:family="paragraph">
      <style:paragraph-properties fo:text-align="justify" fo:margin-top="0in" fo:margin-bottom="0in"/>
    </style:style>
    <style:style style:name="T424" style:parent-style-name="DefaultParagraphFont" style:family="text">
      <style:text-properties style:font-name="Times New Roman" style:font-name-complex="Times New Roman" fo:color="#000000" fo:font-size="10.5pt" style:font-size-asian="10.5pt" style:font-size-complex="10.5pt" style:script-type="complex" style:language-complex="ta" style:country-complex="IN"/>
    </style:style>
    <style:style style:name="T425" style:parent-style-name="DefaultParagraphFont" style:family="text">
      <style:text-properties style:font-name="Times New Roman" style:font-name-complex="Times New Roman" fo:color="#000000" fo:font-size="10.5pt" style:font-size-asian="10.5pt"/>
    </style:style>
    <style:style style:name="T426" style:parent-style-name="DefaultParagraphFont" style:family="text">
      <style:text-properties style:font-name="Times New Roman" style:font-name-complex="Times New Roman" fo:color="#000000" fo:font-size="10.5pt" style:font-size-asian="10.5pt" style:font-size-complex="10.5pt" style:script-type="complex" style:language-complex="ta" style:country-complex="IN"/>
    </style:style>
    <style:style style:name="P427" style:parent-style-name="PreformattedText" style:family="paragraph">
      <style:paragraph-properties fo:text-align="justify" fo:margin-bottom="0.1965in" fo:background-color="#FFFFFF"/>
    </style:style>
    <style:style style:name="T42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29" style:parent-style-name="Heading7" style:family="paragraph">
      <style:paragraph-properties fo:text-align="justify" fo:margin-top="0in" fo:margin-bottom="0in"/>
    </style:style>
    <style:style style:name="T430" style:parent-style-name="DefaultParagraphFont" style:family="text">
      <style:text-properties style:font-name="Times New Roman" style:font-name-complex="Times New Roman" fo:color="#000000" fo:font-size="10.5pt" style:font-size-asian="10.5pt" style:font-size-complex="10.5pt" style:script-type="complex" style:language-complex="ta" style:country-complex="IN"/>
    </style:style>
    <style:style style:name="T431" style:parent-style-name="DefaultParagraphFont" style:family="text">
      <style:text-properties style:font-name="Times New Roman" style:font-name-complex="Times New Roman" fo:color="#000000" fo:font-size="10.5pt" style:font-size-asian="10.5pt"/>
    </style:style>
    <style:style style:name="T432" style:parent-style-name="DefaultParagraphFont" style:family="text">
      <style:text-properties style:font-name="Times New Roman" style:font-name-complex="Times New Roman" fo:color="#000000" fo:font-size="10.5pt" style:font-size-asian="10.5pt" style:font-size-complex="10.5pt" style:script-type="complex" style:language-complex="ta" style:country-complex="IN"/>
    </style:style>
    <style:style style:name="P433" style:parent-style-name="PreformattedText" style:family="paragraph">
      <style:paragraph-properties fo:text-align="justify" fo:margin-bottom="0.1965in" fo:background-color="#FFFFFF"/>
    </style:style>
    <style:style style:name="T43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35" style:parent-style-name="Heading1" style:family="paragraph">
      <style:paragraph-properties fo:text-align="justify" fo:margin-top="0in" fo:margin-bottom="0in"/>
      <style:text-properties style:font-name="Times New Roman" style:font-name-complex="Times New Roman" fo:color="#000000" fo:font-size="18.5pt" style:font-size-asian="18.5pt"/>
    </style:style>
    <style:style style:name="P436" style:parent-style-name="Heading2" style:family="paragraph">
      <style:paragraph-properties fo:text-align="justify" fo:margin-top="0in" fo:margin-bottom="0in"/>
      <style:text-properties style:font-name="Times New Roman" style:font-name-complex="Times New Roman" fo:color="#000000" fo:font-size="15.5pt" style:font-size-asian="15.5pt"/>
    </style:style>
    <style:style style:name="P437" style:parent-style-name="PreformattedText" style:family="paragraph">
      <style:paragraph-properties fo:text-align="justify" fo:background-color="#FFFFFF"/>
    </style:style>
    <style:style style:name="T438" style:parent-style-name="SourceText" style:family="text">
      <style:text-properties style:font-name="Times New Roman" style:font-name-complex="Times New Roman" fo:color="#000000" fo:background-color="#FFFFFF"/>
    </style:style>
    <style:style style:name="T439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44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441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44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43" style:parent-style-name="PreformattedText" style:family="paragraph">
      <style:paragraph-properties fo:text-align="justify" fo:background-color="#FFFFFF"/>
    </style:style>
    <style:style style:name="T444" style:parent-style-name="SourceText" style:family="text">
      <style:text-properties style:font-name="Times New Roman" style:font-name-complex="Times New Roman" fo:color="#000000" fo:background-color="#FFFFFF"/>
    </style:style>
    <style:style style:name="T445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44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447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44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49" style:parent-style-name="PreformattedText" style:family="paragraph">
      <style:paragraph-properties fo:text-align="justify" fo:background-color="#FFFFFF"/>
      <style:text-properties style:font-name="Times New Roman" style:font-name-complex="Times New Roman"/>
    </style:style>
    <style:style style:name="P450" style:parent-style-name="PreformattedText" style:family="paragraph">
      <style:paragraph-properties fo:text-align="justify" fo:background-color="#FFFFFF"/>
    </style:style>
    <style:style style:name="T451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452" style:parent-style-name="SourceText" style:family="text">
      <style:text-properties style:font-name="Times New Roman" style:font-name-complex="Times New Roman" fo:color="#000000" fo:background-color="#FFFFFF"/>
    </style:style>
    <style:style style:name="T45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54" style:parent-style-name="PreformattedText" style:family="paragraph">
      <style:paragraph-properties fo:text-align="justify" fo:margin-bottom="0.1965in" fo:background-color="#FFFFFF"/>
    </style:style>
    <style:style style:name="T455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456" style:parent-style-name="SourceText" style:family="text">
      <style:text-properties style:font-name="Times New Roman" style:font-name-complex="Times New Roman" fo:color="#000000" fo:background-color="#FFFFFF"/>
    </style:style>
    <style:style style:name="T45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45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45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460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46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462" style:parent-style-name="Heading2" style:family="paragraph">
      <style:paragraph-properties fo:text-align="justify" fo:margin-top="0in" fo:margin-bottom="0in"/>
    </style:style>
    <style:style style:name="T463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464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P465" style:parent-style-name="HorizontalLine" style:family="paragraph">
      <style:paragraph-properties fo:text-align="justify"/>
      <style:text-properties style:font-name="Times New Roman" style:font-name-complex="Times New Roman"/>
    </style:style>
    <style:style style:name="P466" style:parent-style-name="Heading4" style:family="paragraph">
      <style:paragraph-properties fo:text-align="justify" fo:margin-top="0in" fo:margin-bottom="0in"/>
      <style:text-properties style:font-name="Times New Roman" style:font-name-complex="Times New Roman" fo:color="#000000" fo:font-size="10.5pt" style:font-size-asian="10.5pt"/>
    </style:style>
    <style:style style:name="P467" style:parent-style-name="HorizontalLine" style:family="paragraph">
      <style:paragraph-properties fo:text-align="justify"/>
      <style:text-properties style:font-name="Times New Roman" style:font-name-complex="Times New Roman"/>
    </style:style>
    <style:style style:name="P468" style:parent-style-name="Textbody" style:list-style-name="LFO5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469" style:parent-style-name="DefaultParagraphFont" style:family="text">
      <style:text-properties style:font-name="Times New Roman" style:font-name-complex="Times New Roman" fo:color="#000000"/>
    </style:style>
    <style:style style:name="T470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471" style:parent-style-name="DefaultParagraphFont" style:family="text">
      <style:text-properties style:font-name="Times New Roman" style:font-name-complex="Times New Roman" fo:color="#000000"/>
    </style:style>
    <style:style style:name="P472" style:parent-style-name="Textbody" style:list-style-name="LFO5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473" style:parent-style-name="DefaultParagraphFont" style:family="text">
      <style:text-properties style:font-name="Times New Roman" style:font-name-complex="Times New Roman" fo:color="#000000"/>
    </style:style>
    <style:style style:name="T474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475" style:parent-style-name="DefaultParagraphFont" style:family="text">
      <style:text-properties style:font-name="Times New Roman" style:font-name-complex="Times New Roman" fo:color="#000000"/>
    </style:style>
    <style:style style:name="T476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P477" style:parent-style-name="Textbody" style:list-style-name="LFO5" style:family="paragraph">
      <style:paragraph-properties fo:text-align="justify" fo:margin-bottom="0in" fo:line-height="100%" fo:margin-left="0in" fo:text-indent="0in">
        <style:tab-stops/>
      </style:paragraph-properties>
      <style:text-properties style:font-name="Times New Roman" style:font-name-complex="Times New Roman" fo:color="#000000"/>
    </style:style>
    <style:style style:name="P478" style:parent-style-name="Textbody" style:list-style-name="LFO5" style:family="paragraph">
      <style:paragraph-properties fo:text-align="justify" fo:margin-bottom="0in" fo:line-height="100%" fo:margin-left="0in" fo:text-indent="0in">
        <style:tab-stops/>
      </style:paragraph-properties>
      <style:text-properties style:font-name="Times New Roman" style:font-name-complex="Times New Roman" fo:color="#000000"/>
    </style:style>
    <style:style style:name="P479" style:parent-style-name="Textbody" style:list-style-name="LFO5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480" style:parent-style-name="DefaultParagraphFont" style:family="text">
      <style:text-properties style:font-name="Times New Roman" style:font-name-complex="Times New Roman" fo:color="#000000"/>
    </style:style>
    <style:style style:name="T481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482" style:parent-style-name="DefaultParagraphFont" style:family="text">
      <style:text-properties style:font-name="Times New Roman" style:font-name-complex="Times New Roman" fo:color="#000000"/>
    </style:style>
    <style:style style:name="P483" style:parent-style-name="Textbody" style:list-style-name="LFO5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484" style:parent-style-name="DefaultParagraphFont" style:family="text">
      <style:text-properties style:font-name="Times New Roman" style:font-name-complex="Times New Roman" fo:color="#000000"/>
    </style:style>
    <style:style style:name="T485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486" style:parent-style-name="DefaultParagraphFont" style:family="text">
      <style:text-properties style:font-name="Times New Roman" style:font-name-complex="Times New Roman" fo:color="#000000"/>
    </style:style>
    <style:style style:name="T487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P488" style:parent-style-name="Textbody" style:list-style-name="LFO5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489" style:parent-style-name="DefaultParagraphFont" style:family="text">
      <style:text-properties style:font-name="Times New Roman" style:font-name-complex="Times New Roman" fo:color="#000000"/>
    </style:style>
    <style:style style:name="T490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491" style:parent-style-name="DefaultParagraphFont" style:family="text">
      <style:text-properties style:font-name="Times New Roman" style:font-name-complex="Times New Roman" fo:color="#000000"/>
    </style:style>
    <style:style style:name="T492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P493" style:parent-style-name="Textbody" style:list-style-name="LFO5" style:family="paragraph">
      <style:paragraph-properties fo:text-align="justify" fo:margin-bottom="0in" fo:line-height="100%" fo:margin-left="0in" fo:text-indent="0in">
        <style:tab-stops/>
      </style:paragraph-properties>
      <style:text-properties style:font-name="Times New Roman" style:font-name-complex="Times New Roman" fo:color="#000000"/>
    </style:style>
    <style:style style:name="P494" style:parent-style-name="Textbody" style:list-style-name="LFO5" style:family="paragraph">
      <style:paragraph-properties fo:text-align="justify" fo:margin-bottom="0in" fo:line-height="100%" fo:margin-left="0in" fo:text-indent="0in">
        <style:tab-stops/>
      </style:paragraph-properties>
    </style:style>
    <style:style style:name="T495" style:parent-style-name="DefaultParagraphFont" style:family="text">
      <style:text-properties style:font-name="Times New Roman" style:font-name-complex="Times New Roman" fo:color="#000000"/>
    </style:style>
    <style:style style:name="T496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T497" style:parent-style-name="DefaultParagraphFont" style:family="text">
      <style:text-properties style:font-name="Times New Roman" style:font-name-complex="Times New Roman" fo:color="#000000"/>
    </style:style>
    <style:style style:name="T498" style:parent-style-name="DefaultParagraphFont" style:family="text">
      <style:text-properties style:font-name="Times New Roman" style:font-name-complex="Times New Roman" fo:color="#000000" style:script-type="complex" style:language-complex="ta" style:country-complex="IN"/>
    </style:style>
    <style:style style:name="P499" style:parent-style-name="Heading2" style:family="paragraph">
      <style:paragraph-properties fo:text-align="justify" fo:margin-top="0in" fo:margin-bottom="0in"/>
      <style:text-properties style:font-name="Times New Roman" style:font-name-complex="Times New Roman" fo:color="#000000" fo:font-size="15.5pt" style:font-size-asian="15.5pt"/>
    </style:style>
    <style:style style:name="P500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501" style:parent-style-name="PreformattedText" style:family="paragraph">
      <style:paragraph-properties fo:text-align="justify" fo:background-color="#FFFFFF"/>
    </style:style>
    <style:style style:name="T50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03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0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05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506" style:parent-style-name="PreformattedText" style:family="paragraph">
      <style:paragraph-properties fo:text-align="justify" fo:margin-bottom="0.1965in" fo:background-color="#FFFFFF"/>
    </style:style>
    <style:style style:name="T50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0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509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510" style:parent-style-name="Heading3" style:family="paragraph">
      <style:paragraph-properties fo:text-align="justify" fo:margin-top="0in" fo:margin-bottom="0in"/>
    </style:style>
    <style:style style:name="T511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512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T513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P514" style:parent-style-name="PreformattedText" style:family="paragraph">
      <style:paragraph-properties fo:text-align="justify" fo:margin-bottom="0.1965in" fo:background-color="#FFFFFF"/>
    </style:style>
    <style:style style:name="T51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16" style:parent-style-name="Heading3" style:family="paragraph">
      <style:paragraph-properties fo:text-align="justify" fo:margin-top="0in" fo:margin-bottom="0in"/>
    </style:style>
    <style:style style:name="T517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518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T519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P520" style:parent-style-name="PreformattedText" style:family="paragraph">
      <style:paragraph-properties fo:text-align="justify" fo:margin-bottom="0.1965in" fo:background-color="#FFFFFF"/>
    </style:style>
    <style:style style:name="T52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22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523" style:parent-style-name="PreformattedText" style:family="paragraph">
      <style:paragraph-properties fo:text-align="justify" fo:background-color="#FFFFFF"/>
    </style:style>
    <style:style style:name="T52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25" style:parent-style-name="PreformattedText" style:family="paragraph">
      <style:paragraph-properties fo:text-align="justify" fo:margin-bottom="0.1965in" fo:background-color="#FFFFFF"/>
    </style:style>
    <style:style style:name="T52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27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2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29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3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31" style:parent-style-name="Heading3" style:family="paragraph">
      <style:paragraph-properties fo:text-align="justify" fo:margin-top="0in" fo:margin-bottom="0in"/>
    </style:style>
    <style:style style:name="T532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533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T534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T535" style:parent-style-name="DefaultParagraphFont" style:family="text">
      <style:text-properties style:font-name="Times New Roman" style:font-name-complex="Times New Roman" fo:color="#000000" fo:font-size="13.5pt" style:font-size-asian="13.5pt" style:font-size-complex="13.5pt" style:script-type="complex" style:language-complex="ta" style:country-complex="IN"/>
    </style:style>
    <style:style style:name="T536" style:parent-style-name="DefaultParagraphFont" style:family="text">
      <style:text-properties style:font-name="Times New Roman" style:font-name-complex="Times New Roman" fo:color="#000000" fo:font-size="13.5pt" style:font-size-asian="13.5pt"/>
    </style:style>
    <style:style style:name="P537" style:parent-style-name="Textbody" style:list-style-name="LFO6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538" style:parent-style-name="Textbody" style:list-style-name="LFO6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539" style:parent-style-name="Textbody" style:list-style-name="LFO6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540" style:parent-style-name="Textbody" style:list-style-name="LFO6" style:family="paragraph">
      <style:paragraph-properties fo:text-align="justify" fo:margin-bottom="0.0937in" fo:line-height="100%"/>
      <style:text-properties style:font-name="Times New Roman" style:font-name-complex="Times New Roman" fo:color="#000000"/>
    </style:style>
    <style:style style:name="P541" style:parent-style-name="Heading1" style:family="paragraph">
      <style:paragraph-properties fo:text-align="justify" fo:margin-top="0in" fo:margin-bottom="0in"/>
      <style:text-properties style:font-name="Times New Roman" style:font-name-complex="Times New Roman" fo:color="#000000" fo:font-size="18.5pt" style:font-size-asian="18.5pt"/>
    </style:style>
    <style:style style:name="P542" style:parent-style-name="Heading2" style:family="paragraph">
      <style:paragraph-properties fo:text-align="justify" fo:margin-top="0in" fo:margin-bottom="0in"/>
    </style:style>
    <style:style style:name="T543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544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P545" style:parent-style-name="Heading5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546" style:parent-style-name="PreformattedText" style:family="paragraph">
      <style:paragraph-properties fo:text-align="justify" fo:margin-bottom="0.1965in" fo:background-color="#FFFFFF"/>
    </style:style>
    <style:style style:name="T54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4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4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50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551" style:parent-style-name="PreformattedText" style:family="paragraph">
      <style:paragraph-properties fo:text-align="justify" fo:background-color="#FFFFFF"/>
    </style:style>
    <style:style style:name="T55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53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5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55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556" style:parent-style-name="PreformattedText" style:family="paragraph">
      <style:paragraph-properties fo:text-align="justify" fo:background-color="#FFFFFF"/>
    </style:style>
    <style:style style:name="T55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58" style:parent-style-name="PreformattedText" style:family="paragraph">
      <style:paragraph-properties fo:text-align="justify" fo:background-color="#FFFFFF"/>
    </style:style>
    <style:style style:name="T55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60" style:parent-style-name="PreformattedText" style:family="paragraph">
      <style:paragraph-properties fo:text-align="justify" fo:background-color="#FFFFFF"/>
    </style:style>
    <style:style style:name="T56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62" style:parent-style-name="PreformattedText" style:family="paragraph">
      <style:paragraph-properties fo:text-align="justify" fo:background-color="#FFFFFF"/>
    </style:style>
    <style:style style:name="T56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64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6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66" style:parent-style-name="PreformattedText" style:family="paragraph">
      <style:paragraph-properties fo:text-align="justify" fo:background-color="#FFFFFF"/>
    </style:style>
    <style:style style:name="T567" style:parent-style-name="SourceText" style:family="text">
      <style:text-properties style:font-name="Times New Roman" style:font-name-complex="Times New Roman" fo:color="#000000" fo:background-color="#FFFFFF"/>
    </style:style>
    <style:style style:name="T568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56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70" style:parent-style-name="PreformattedText" style:family="paragraph">
      <style:paragraph-properties fo:text-align="justify" fo:background-color="#FFFFFF"/>
    </style:style>
    <style:style style:name="T571" style:parent-style-name="SourceText" style:family="text">
      <style:text-properties style:font-name="Times New Roman" style:font-name-complex="Times New Roman" fo:color="#000000" fo:background-color="#FFFFFF"/>
    </style:style>
    <style:style style:name="T572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57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74" style:parent-style-name="PreformattedText" style:family="paragraph">
      <style:paragraph-properties fo:text-align="justify" fo:background-color="#FFFFFF"/>
    </style:style>
    <style:style style:name="T575" style:parent-style-name="SourceText" style:family="text">
      <style:text-properties style:font-name="Times New Roman" style:font-name-complex="Times New Roman" fo:color="#000000" fo:background-color="#FFFFFF"/>
    </style:style>
    <style:style style:name="T576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57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78" style:parent-style-name="PreformattedText" style:family="paragraph">
      <style:paragraph-properties fo:text-align="justify" fo:background-color="#FFFFFF"/>
      <style:text-properties style:font-name="Times New Roman" style:font-name-complex="Times New Roman"/>
    </style:style>
    <style:style style:name="P579" style:parent-style-name="PreformattedText" style:family="paragraph">
      <style:paragraph-properties fo:text-align="justify" fo:background-color="#FFFFFF"/>
    </style:style>
    <style:style style:name="T58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81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8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83" style:parent-style-name="PreformattedText" style:family="paragraph">
      <style:paragraph-properties fo:text-align="justify" fo:background-color="#FFFFFF"/>
    </style:style>
    <style:style style:name="T584" style:parent-style-name="SourceText" style:family="text">
      <style:text-properties style:font-name="Times New Roman" style:font-name-complex="Times New Roman" fo:color="#000000" fo:background-color="#FFFFFF"/>
    </style:style>
    <style:style style:name="T585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586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587" style:parent-style-name="PreformattedText" style:family="paragraph">
      <style:paragraph-properties fo:text-align="justify" fo:margin-bottom="0.1965in" fo:background-color="#FFFFFF"/>
    </style:style>
    <style:style style:name="T588" style:parent-style-name="SourceText" style:family="text">
      <style:text-properties style:font-name="Times New Roman" style:font-name-complex="Times New Roman" fo:color="#000000" fo:background-color="#FFFFFF"/>
    </style:style>
    <style:style style:name="T589" style:parent-style-name="SourceText" style:family="text">
      <style:text-properties style:font-name="Times New Roman" style:font-name-complex="Times New Roman" fo:color="#000000" fo:background-color="#FFFFFF" style:script-type="complex" style:language-complex="ta" style:country-complex="IN"/>
    </style:style>
    <style:style style:name="T590" style:parent-style-name="SourceText" style:family="text">
      <style:text-properties style:font-name="Times New Roman" style:font-name-complex="Times New Roman" fo:color="#000000" fo:background-color="#FFFFFF"/>
    </style:style>
    <style:style style:name="T59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92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9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94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9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96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97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598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599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600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601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602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603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604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605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606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607" style:parent-style-name="PreformattedText" style:family="paragraph">
      <style:paragraph-properties fo:text-align="justify" fo:margin-bottom="0.1965in" fo:background-color="#FFFFFF"/>
    </style:style>
    <style:style style:name="T60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609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610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611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612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613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T614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T615" style:parent-style-name="SourceText" style:family="text">
      <style:text-properties style:font-name="Times New Roman" style:font-name-complex="Times New Roman" fo:color="#000000" fo:font-size="10.5pt" style:font-size-asian="10.5pt" style:font-size-complex="10.5pt" fo:background-color="#FFFFFF" style:script-type="complex" style:language-complex="ta" style:country-complex="IN"/>
    </style:style>
    <style:style style:name="P616" style:parent-style-name="Heading3" style:family="paragraph">
      <style:paragraph-properties fo:text-align="justify" fo:margin-top="0in" fo:margin-bottom="0in"/>
      <style:text-properties style:font-name="Times New Roman" style:font-name-complex="Times New Roman" fo:color="#000000" fo:font-size="13.5pt" style:font-size-asian="13.5pt"/>
    </style:style>
    <style:style style:name="P617" style:parent-style-name="PreformattedText" style:family="paragraph">
      <style:paragraph-properties fo:text-align="justify" fo:margin-bottom="0.1965in" fo:background-color="#FFFFFF"/>
    </style:style>
    <style:style style:name="T618" style:parent-style-name="SourceText" style:family="text">
      <style:text-properties style:font-name="Times New Roman" style:font-name-complex="Times New Roman" fo:color="#000000" fo:font-size="10.5pt" style:font-size-asian="10.5pt" fo:background-color="#FFFFFF"/>
    </style:style>
    <style:style style:name="P619" style:parent-style-name="Heading2" style:family="paragraph">
      <style:paragraph-properties fo:text-align="justify" fo:margin-top="0in" fo:margin-bottom="0in"/>
    </style:style>
    <style:style style:name="T620" style:parent-style-name="DefaultParagraphFont" style:family="text">
      <style:text-properties style:font-name="Times New Roman" style:font-name-complex="Times New Roman" fo:color="#000000" fo:font-size="15.5pt" style:font-size-asian="15.5pt"/>
    </style:style>
    <style:style style:name="T621" style:parent-style-name="DefaultParagraphFont" style:family="text">
      <style:text-properties style:font-name="Times New Roman" style:font-name-complex="Times New Roman" fo:color="#000000" fo:font-size="15.5pt" style:font-size-asian="15.5pt" style:font-size-complex="15.5pt" style:script-type="complex" style:language-complex="ta" style:country-complex="IN"/>
    </style:style>
    <style:style style:name="P622" style:parent-style-name="Standard" style:family="paragraph">
      <style:paragraph-properties fo:text-align="justify"/>
    </style:style>
    <style:style style:name="T623" style:parent-style-name="DefaultParagraphFont" style:family="text">
      <style:text-properties style:font-name="Times New Roman" style:font-name-complex="Times New Roman"/>
    </style:style>
    <style:style style:name="T624" style:parent-style-name="DefaultParagraphFont" style:family="text">
      <style:text-properties style:font-name="Times New Roman" style:font-name-complex="Times New Roman"/>
    </style:style>
    <style:style style:name="T625" style:parent-style-name="DefaultParagraphFont" style:family="text">
      <style:text-properties style:font-name="Times New Roman" style:font-name-complex="Times New Roman"/>
    </style:style>
    <style:style style:name="T626" style:parent-style-name="DefaultParagraphFont" style:family="text">
      <style:text-properties style:font-name="Times New Roman" style:font-name-complex="Times New Roman"/>
    </style:style>
    <style:style style:name="T627" style:parent-style-name="DefaultParagraphFont" style:family="text">
      <style:text-properties style:font-name="Times New Roman" style:font-name-complex="Times New Roman"/>
    </style:style>
    <style:style style:name="T628" style:parent-style-name="DefaultParagraphFont" style:family="text">
      <style:text-properties style:font-name="Times New Roman" style:font-name-complex="Times New Roman"/>
    </style:style>
    <style:style style:name="T629" style:parent-style-name="DefaultParagraphFont" style:family="text">
      <style:text-properties style:font-name="Times New Roman" style:font-name-complex="Times New Roman"/>
    </style:style>
    <style:style style:name="T630" style:parent-style-name="DefaultParagraphFont" style:family="text">
      <style:text-properties style:font-name="Times New Roman" style:font-name-complex="Times New Roman"/>
    </style:style>
    <style:style style:name="T631" style:parent-style-name="DefaultParagraphFont" style:family="text">
      <style:text-properties style:font-name="Times New Roman" style:font-name-complex="Times New Roman"/>
    </style:style>
    <style:style style:name="T632" style:parent-style-name="DefaultParagraphFont" style:family="text">
      <style:text-properties style:font-name="Times New Roman" style:font-name-complex="Times New Roman"/>
    </style:style>
    <style:style style:name="T633" style:parent-style-name="DefaultParagraphFont" style:family="text">
      <style:text-properties style:font-name="Times New Roman" style:font-name-complex="Times New Roman"/>
    </style:style>
    <style:style style:name="T634" style:parent-style-name="DefaultParagraphFont" style:family="text">
      <style:text-properties style:font-name="Times New Roman" style:font-name-complex="Times New Roman"/>
    </style:style>
    <style:style style:name="T635" style:parent-style-name="DefaultParagraphFont" style:family="text">
      <style:text-properties style:font-name="Times New Roman" style:font-name-complex="Times New Roman"/>
    </style:style>
    <style:style style:name="T636" style:parent-style-name="DefaultParagraphFont" style:family="text">
      <style:text-properties style:font-name="Times New Roman" style:font-name-complex="Times New Roman"/>
    </style:style>
    <style:style style:name="T637" style:parent-style-name="DefaultParagraphFont" style:family="text">
      <style:text-properties style:font-name="Times New Roman" style:font-name-complex="Times New Roman"/>
    </style:style>
    <style:style style:name="T638" style:parent-style-name="DefaultParagraphFont" style:family="text">
      <style:text-properties style:font-name="Times New Roman" style:font-name-complex="Times New Roman"/>
    </style:style>
    <style:style style:name="T639" style:parent-style-name="DefaultParagraphFont" style:family="text">
      <style:text-properties style:font-name="Times New Roman" style:font-name-complex="Times New Roman"/>
    </style:style>
    <style:style style:name="T640" style:parent-style-name="DefaultParagraphFont" style:family="text">
      <style:text-properties style:font-name="Times New Roman" style:font-name-complex="Times New Roman"/>
    </style:style>
    <style:style style:name="T641" style:parent-style-name="DefaultParagraphFont" style:family="text">
      <style:text-properties style:font-name="Times New Roman" style:font-name-complex="Times New Roman"/>
    </style:style>
    <style:style style:name="T642" style:parent-style-name="DefaultParagraphFont" style:family="text">
      <style:text-properties style:font-name="Times New Roman" style:font-name-complex="Times New Roman"/>
    </style:style>
    <style:style style:name="T643" style:parent-style-name="DefaultParagraphFont" style:family="text">
      <style:text-properties style:font-name="Times New Roman" style:font-name-complex="Times New Roman"/>
    </style:style>
    <style:style style:name="P6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59" style:parent-style-name="Standard" style:family="paragraph">
      <style:paragraph-properties fo:text-align="justify"/>
    </style:style>
    <style:style style:name="T66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66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script-type="complex" style:language-complex="ta" style:country-complex="IN"/>
    </style:style>
    <style:style style:name="P662" style:parent-style-name="Standard" style:family="paragraph">
      <style:paragraph-properties fo:text-align="justify"/>
    </style:style>
    <style:style style:name="T66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6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6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script-type="complex" style:language-complex="ta" style:country-complex="IN"/>
    </style:style>
    <style:style style:name="P66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6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TableColumn669" style:family="table-column">
      <style:table-column-properties style:column-width="1.0208in" style:use-optimal-column-width="false"/>
    </style:style>
    <style:style style:name="TableColumn670" style:family="table-column">
      <style:table-column-properties style:column-width="1.3437in" style:use-optimal-column-width="false"/>
    </style:style>
    <style:style style:name="TableColumn671" style:family="table-column">
      <style:table-column-properties style:column-width="1.5312in" style:use-optimal-column-width="false"/>
    </style:style>
    <style:style style:name="Table668" style:family="table">
      <style:table-properties style:width="3.8958in" fo:margin-left="0.8166in" table:align="lef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justify"/>
    </style:style>
    <style:style style:name="T675" style:parent-style-name="DefaultParagraphFont" style:family="text">
      <style:text-properties style:font-name="Times New Roman" style:font-name-complex="Times New Roman"/>
    </style:style>
    <style:style style:name="T676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P677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6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6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685" style:family="table-cell">
      <style:table-cell-properties fo:border="0.0104in double #72BF44" style:border-line-width="0.0034in 0.0034in 0.0034in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687" style:family="table-cell">
      <style:table-cell-properties fo:border-top="none" fo:border-left="0.0034in solid #BA131A" fo:border-bottom="0.0034in solid #BA131A" fo:border-right="0.0034in solid #BA131A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694" style:family="table-cell">
      <style:table-cell-properties fo:border="0.0104in double #72BF44" style:border-line-width="0.0034in 0.0034in 0.0034in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P69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97" style:parent-style-name="Standard" style:family="paragraph">
      <style:paragraph-properties fo:text-align="justify"/>
    </style:style>
    <style:style style:name="T69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99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0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01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0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03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0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70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06" style:parent-style-name="Standard" style:family="paragraph">
      <style:paragraph-properties fo:text-align="justify"/>
    </style:style>
    <style:style style:name="T70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08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0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710" style:parent-style-name="Standard" style:family="paragraph">
      <style:paragraph-properties fo:text-align="justify"/>
    </style:style>
    <style:style style:name="T7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12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1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14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1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16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1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71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19" style:parent-style-name="Standard" style:family="paragraph">
      <style:paragraph-properties fo:text-align="justify"/>
    </style:style>
    <style:style style:name="T72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21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2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723" style:parent-style-name="Standard" style:family="paragraph">
      <style:paragraph-properties fo:text-align="justify"/>
    </style:style>
    <style:style style:name="T72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25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2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27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2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29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T73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73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T732" style:parent-style-name="DefaultParagraphFont" style:family="text">
      <style:text-properties style:font-name="Times New Roman" style:font-name-complex="Times New Roman"/>
    </style:style>
    <style:style style:name="T733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P734" style:parent-style-name="Textbody" style:family="paragraph">
      <style:text-properties style:font-name="Times New Roman" style:font-name-complex="Times New Roman"/>
    </style:style>
    <style:style style:name="P735" style:parent-style-name="Standard" style:family="paragraph">
      <style:paragraph-properties fo:text-align="justify"/>
    </style:style>
    <style:style style:name="T73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37" style:parent-style-name="DefaultParagraphFont" style:family="text">
      <style:text-properties style:font-name="Times New Roman" style:font-name-complex="Times New Roman" fo:font-weight="bold" style:font-weight-asian="bold" style:font-weight-complex="bold" style:script-type="complex" style:language-complex="ta" style:country-complex="IN"/>
    </style:style>
    <style:style style:name="P73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3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4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4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4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TableColumn744" style:family="table-column">
      <style:table-column-properties style:column-width="1.6736in" style:use-optimal-column-width="false"/>
    </style:style>
    <style:style style:name="TableColumn745" style:family="table-column">
      <style:table-column-properties style:column-width="1.6736in" style:use-optimal-column-width="false"/>
    </style:style>
    <style:style style:name="TableColumn746" style:family="table-column">
      <style:table-column-properties style:column-width="1.6729in" style:use-optimal-column-width="false"/>
    </style:style>
    <style:style style:name="TableColumn747" style:family="table-column">
      <style:table-column-properties style:column-width="1.6729in" style:use-optimal-column-width="false"/>
    </style:style>
    <style:style style:name="Table743" style:family="table">
      <style:table-properties style:width="6.693in" fo:margin-left="0in" table:align="lef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justify"/>
    </style:style>
    <style:style style:name="T751" style:parent-style-name="DefaultParagraphFont" style:family="text">
      <style:text-properties style:font-name="Times New Roman" style:font-name-complex="Times New Roman"/>
    </style:style>
    <style:style style:name="T752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P753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justify"/>
    </style:style>
    <style:style style:name="T765" style:parent-style-name="DefaultParagraphFont" style:family="text">
      <style:text-properties style:font-name="Times New Roman" style:font-name-complex="Times New Roman"/>
    </style:style>
    <style:style style:name="T766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T767" style:parent-style-name="DefaultParagraphFont" style:family="text">
      <style:text-properties style:font-name="Times New Roman" style:font-name-complex="Times New Roman"/>
    </style:style>
    <style:style style:name="P768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justify"/>
      <style:text-properties style:font-name="Times New Roman" style:font-name-complex="Times New Roman"/>
    </style:style>
    <style:style style:name="P79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9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9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9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95" style:parent-style-name="Standard" style:family="paragraph">
      <style:paragraph-properties fo:text-align="justify"/>
    </style:style>
    <style:style style:name="T79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9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98" style:parent-style-name="DefaultParagraphFont" style:family="text">
      <style:text-properties style:font-name="Times New Roman" style:font-name-complex="Times New Roman"/>
    </style:style>
    <style:style style:name="P799" style:parent-style-name="Heading2" style:family="paragraph">
      <style:text-properties style:font-name="Times New Roman" style:font-name-complex="Times New Roman"/>
    </style:style>
    <style:style style:name="P800" style:parent-style-name="Textbody" style:family="paragraph">
      <style:text-properties style:font-name="Times New Roman" style:font-name-complex="Times New Roman"/>
    </style:style>
    <style:style style:name="P801" style:parent-style-name="Textbody" style:family="paragraph">
      <style:text-properties style:font-name="Times New Roman" style:font-name-complex="Times New Roman"/>
    </style:style>
    <style:style style:name="P802" style:parent-style-name="Textbody" style:family="paragraph">
      <style:text-properties style:font-name="Times New Roman" style:font-name-complex="Times New Roman"/>
    </style:style>
    <style:style style:name="P803" style:parent-style-name="Textbody" style:family="paragraph">
      <style:text-properties style:font-name="Times New Roman" style:font-name-complex="Times New Roman"/>
    </style:style>
    <style:style style:name="P804" style:parent-style-name="Textbody" style:family="paragraph">
      <style:text-properties style:font-name="Times New Roman" style:font-name-complex="Times New Roman"/>
    </style:style>
    <style:style style:name="T805" style:parent-style-name="DefaultParagraphFont" style:family="text">
      <style:text-properties style:font-name="Times New Roman" style:font-name-complex="Times New Roman"/>
    </style:style>
    <style:style style:name="T806" style:parent-style-name="DefaultParagraphFont" style:family="text">
      <style:text-properties style:font-name="Times New Roman" style:font-name-complex="Times New Roman"/>
    </style:style>
    <style:style style:name="T807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P808" style:parent-style-name="Textbody" style:family="paragraph">
      <style:text-properties style:font-name="Times New Roman" style:font-name-complex="Times New Roman"/>
    </style:style>
    <style:style style:name="P809" style:parent-style-name="Textbody" style:family="paragraph">
      <style:text-properties style:font-name="Times New Roman" style:font-name-complex="Times New Roman"/>
    </style:style>
    <style:style style:name="T810" style:parent-style-name="DefaultParagraphFont" style:family="text">
      <style:text-properties style:font-name="Times New Roman" style:font-name-complex="Times New Roman"/>
    </style:style>
    <style:style style:name="T811" style:parent-style-name="DefaultParagraphFont" style:family="text">
      <style:text-properties style:font-name="Times New Roman" style:font-name-complex="Times New Roman"/>
    </style:style>
    <style:style style:name="T812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P813" style:parent-style-name="Textbody" style:family="paragraph">
      <style:text-properties style:font-name="Times New Roman" style:font-name-complex="Times New Roman"/>
    </style:style>
    <style:style style:name="P814" style:parent-style-name="Textbody" style:family="paragraph">
      <style:text-properties style:font-name="Times New Roman" style:font-name-complex="Times New Roman"/>
    </style:style>
    <style:style style:name="P815" style:parent-style-name="Textbody" style:family="paragraph">
      <style:text-properties style:font-name="Times New Roman" style:font-name-complex="Times New Roman"/>
    </style:style>
    <style:style style:name="P816" style:parent-style-name="Textbody" style:family="paragraph">
      <style:text-properties style:font-name="Times New Roman" style:font-name-complex="Times New Roman"/>
    </style:style>
    <style:style style:name="T817" style:parent-style-name="DefaultParagraphFont" style:family="text">
      <style:text-properties style:font-name="Times New Roman" style:font-name-complex="Times New Roman"/>
    </style:style>
    <style:style style:name="T818" style:parent-style-name="DefaultParagraphFont" style:family="text">
      <style:text-properties style:font-name="Times New Roman" style:font-name-complex="Times New Roman"/>
    </style:style>
    <style:style style:name="T819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P820" style:parent-style-name="Textbody" style:family="paragraph">
      <style:text-properties style:font-name="Times New Roman" style:font-name-complex="Times New Roman"/>
    </style:style>
    <style:style style:name="P821" style:parent-style-name="Textbody" style:family="paragraph">
      <style:text-properties style:font-name="Times New Roman" style:font-name-complex="Times New Roman"/>
    </style:style>
    <style:style style:name="T822" style:parent-style-name="DefaultParagraphFont" style:family="text">
      <style:text-properties style:font-name="Times New Roman" style:font-name-complex="Times New Roman"/>
    </style:style>
    <style:style style:name="T823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T824" style:parent-style-name="DefaultParagraphFont" style:family="text">
      <style:text-properties style:font-name="Times New Roman" style:font-name-complex="Times New Roman"/>
    </style:style>
    <style:style style:name="T825" style:parent-style-name="DefaultParagraphFont" style:family="text">
      <style:text-properties style:font-name="Times New Roman" style:font-name-complex="Times New Roman"/>
    </style:style>
    <style:style style:name="T826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P827" style:parent-style-name="Textbody" style:family="paragraph">
      <style:text-properties style:font-name="Times New Roman" style:font-name-complex="Times New Roman"/>
    </style:style>
    <style:style style:name="P828" style:parent-style-name="Textbody" style:family="paragraph">
      <style:text-properties style:font-name="Times New Roman" style:font-name-complex="Times New Roman"/>
    </style:style>
    <style:style style:name="P829" style:parent-style-name="Textbody" style:family="paragraph">
      <style:text-properties style:font-name="Times New Roman" style:font-name-complex="Times New Roman"/>
    </style:style>
    <style:style style:name="T830" style:parent-style-name="DefaultParagraphFont" style:family="text">
      <style:text-properties style:font-name="Times New Roman" style:font-name-complex="Times New Roman"/>
    </style:style>
    <style:style style:name="T831" style:parent-style-name="DefaultParagraphFont" style:family="text">
      <style:text-properties style:font-name="Times New Roman" style:font-name-complex="Times New Roman"/>
    </style:style>
    <style:style style:name="T832" style:parent-style-name="DefaultParagraphFont" style:family="text">
      <style:text-properties style:font-name="Times New Roman" style:font-name-complex="Times New Roman"/>
    </style:style>
    <style:style style:name="T833" style:parent-style-name="DefaultParagraphFont" style:family="text">
      <style:text-properties style:font-name="Times New Roman" style:font-name-complex="Times New Roman"/>
    </style:style>
    <style:style style:name="T834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T835" style:parent-style-name="DefaultParagraphFont" style:family="text">
      <style:text-properties style:font-name="Times New Roman" style:font-name-complex="Times New Roman"/>
    </style:style>
    <style:style style:name="T836" style:parent-style-name="DefaultParagraphFont" style:family="text">
      <style:text-properties style:font-name="Times New Roman" style:font-name-complex="Times New Roman"/>
    </style:style>
    <style:style style:name="T837" style:parent-style-name="DefaultParagraphFont" style:family="text">
      <style:text-properties style:font-name="Times New Roman" style:font-name-complex="Times New Roman"/>
    </style:style>
    <style:style style:name="T838" style:parent-style-name="DefaultParagraphFont" style:family="text">
      <style:text-properties style:font-name="Times New Roman" style:font-name-complex="Times New Roman"/>
    </style:style>
    <style:style style:name="T839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T840" style:parent-style-name="DefaultParagraphFont" style:family="text">
      <style:text-properties style:font-name="Times New Roman" style:font-name-complex="Times New Roman"/>
    </style:style>
    <style:style style:name="P841" style:parent-style-name="Textbody" style:family="paragraph">
      <style:text-properties style:font-name="Times New Roman" style:font-name-complex="Times New Roman"/>
    </style:style>
    <style:style style:name="T842" style:parent-style-name="DefaultParagraphFont" style:family="text">
      <style:text-properties style:font-name="Times New Roman" style:font-name-complex="Times New Roman"/>
    </style:style>
    <style:style style:name="T843" style:parent-style-name="DefaultParagraphFont" style:family="text">
      <style:text-properties style:font-name="Times New Roman" style:font-name-complex="Times New Roman"/>
    </style:style>
    <style:style style:name="T844" style:parent-style-name="DefaultParagraphFont" style:family="text">
      <style:text-properties style:font-name="Times New Roman" style:font-name-complex="Times New Roman"/>
    </style:style>
    <style:style style:name="T845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T846" style:parent-style-name="DefaultParagraphFont" style:family="text">
      <style:text-properties style:font-name="Times New Roman" style:font-name-complex="Times New Roman"/>
    </style:style>
    <style:style style:name="P847" style:parent-style-name="Textbody" style:family="paragraph">
      <style:text-properties style:font-name="Times New Roman" style:font-name-complex="Times New Roman"/>
    </style:style>
    <style:style style:name="P848" style:parent-style-name="Textbody" style:family="paragraph">
      <style:text-properties style:font-name="Times New Roman" style:font-name-complex="Times New Roman"/>
    </style:style>
    <style:style style:name="T849" style:parent-style-name="DefaultParagraphFont" style:family="text">
      <style:text-properties style:font-name="Times New Roman" style:font-name-complex="Times New Roman"/>
    </style:style>
    <style:style style:name="T850" style:parent-style-name="DefaultParagraphFont" style:family="text">
      <style:text-properties style:font-name="Times New Roman" style:font-name-complex="Times New Roman"/>
    </style:style>
    <style:style style:name="T851" style:parent-style-name="DefaultParagraphFont" style:family="text">
      <style:text-properties style:font-name="Times New Roman" style:font-name-complex="Times New Roman"/>
    </style:style>
    <style:style style:name="T852" style:parent-style-name="DefaultParagraphFont" style:family="text">
      <style:text-properties style:font-name="Times New Roman" style:font-name-complex="Times New Roman" style:script-type="complex" style:language-complex="ta" style:country-complex="IN"/>
    </style:style>
    <style:style style:name="T853" style:parent-style-name="DefaultParagraphFont" style:family="text">
      <style:text-properties style:font-name="Times New Roman" style:font-name-complex="Times New Roman"/>
    </style:style>
    <style:style style:name="P854" style:parent-style-name="Textbody" style:family="paragraph">
      <style:text-properties style:font-name="Times New Roman" style:font-name-complex="Times New Roman"/>
    </style:style>
    <style:style style:name="P855" style:parent-style-name="Textbody" style:family="paragraph">
      <style:text-properties style:font-name="Times New Roman" style:font-name-complex="Times New Roman"/>
    </style:style>
    <style:style style:name="P856" style:parent-style-name="Textbody" style:family="paragraph">
      <style:text-properties style:font-name="Times New Roman" style:font-name-complex="Times New Roman"/>
    </style:style>
    <style:style style:name="T857" style:parent-style-name="DefaultParagraphFont" style:family="text">
      <style:text-properties style:font-name="Times New Roman" style:font-name-complex="Times New Roman"/>
    </style:style>
    <style:style style:name="T858" style:parent-style-name="DefaultParagraphFont" style:family="text">
      <style:text-properties style:font-name="Times New Roman" style:font-name-complex="Times New Roman"/>
    </style:style>
    <style:style style:name="T859" style:parent-style-name="DefaultParagraphFont" style:family="text">
      <style:text-properties style:font-name="Times New Roman" style:font-name-complex="Times New Roman"/>
    </style:style>
    <style:style style:name="T860" style:parent-style-name="DefaultParagraphFont" style:family="text">
      <style:text-properties style:font-name="Times New Roman" style:font-name-complex="Times New Roman"/>
    </style:style>
    <style:style style:name="T861" style:parent-style-name="DefaultParagraphFont" style:family="text">
      <style:text-properties style:font-name="Times New Roman" style:font-name-complex="Times New Roman"/>
    </style:style>
    <style:style style:name="T862" style:parent-style-name="DefaultParagraphFont" style:family="text">
      <style:text-properties style:font-name="Times New Roman" style:font-name-complex="Times New Roman"/>
    </style:style>
    <style:style style:name="T863" style:parent-style-name="DefaultParagraphFont" style:family="text">
      <style:text-properties style:font-name="Times New Roman" style:font-name-complex="Times New Roman"/>
    </style:style>
    <style:style style:name="T864" style:parent-style-name="DefaultParagraphFont" style:family="text">
      <style:text-properties style:font-name="Times New Roman" style:font-name-complex="Times New Roman"/>
    </style:style>
    <style:style style:name="T865" style:parent-style-name="DefaultParagraphFont" style:family="text">
      <style:text-properties style:font-name="Times New Roman" style:font-name-complex="Times New Roman"/>
    </style:style>
    <style:style style:name="T866" style:parent-style-name="DefaultParagraphFont" style:family="text">
      <style:text-properties style:font-name="Times New Roman" style:font-name-complex="Times New Roman"/>
    </style:style>
    <style:style style:name="T867" style:parent-style-name="DefaultParagraphFont" style:family="text">
      <style:text-properties style:font-name="Times New Roman" style:font-name-complex="Times New Roman"/>
    </style:style>
    <style:style style:name="T868" style:parent-style-name="DefaultParagraphFont" style:family="text">
      <style:text-properties style:font-name="Times New Roman" style:font-name-complex="Times New Roman"/>
    </style:style>
    <style:style style:name="T869" style:parent-style-name="DefaultParagraphFont" style:family="text">
      <style:text-properties style:font-name="Times New Roman" style:font-name-complex="Times New Roman"/>
    </style:style>
    <style:style style:name="T870" style:parent-style-name="DefaultParagraphFont" style:family="text">
      <style:text-properties style:font-name="Times New Roman" style:font-name-complex="Times New Roman"/>
    </style:style>
    <style:style style:name="T871" style:parent-style-name="DefaultParagraphFont" style:family="text">
      <style:text-properties style:font-name="Times New Roman" style:font-name-complex="Times New Roman"/>
    </style:style>
    <style:style style:name="T872" style:parent-style-name="DefaultParagraphFont" style:family="text">
      <style:text-properties style:font-name="Times New Roman" style:font-name-complex="Times New Roman"/>
    </style:style>
    <style:style style:name="P873" style:parent-style-name="Normal" style:family="paragraph">
      <style:paragraph-properties fo:text-align="center"/>
    </style:style>
    <style:style style:name="T874" style:parent-style-name="DefaultParagraphFont" style:family="text">
      <style:text-properties style:font-name="Times New Roman" style:font-name-complex="Times New Roman"/>
    </style:style>
    <style:style style:name="P875" style:parent-style-name="Normal" style:family="paragraph">
      <style:paragraph-properties fo:text-align="center"/>
    </style:style>
    <style:style style:name="T876" style:parent-style-name="DefaultParagraphFont" style:family="text">
      <style:text-properties style:font-name="Times New Roman" style:font-name-complex="Times New Roman"/>
    </style:style>
    <style:style style:name="P877" style:parent-style-name="Normal" style:family="paragraph">
      <style:paragraph-properties fo:text-align="center"/>
    </style:style>
    <style:style style:name="T878" style:parent-style-name="DefaultParagraphFont" style:family="text">
      <style:text-properties style:font-name="Times New Roman" style:font-name-complex="Times New Roman"/>
    </style:style>
    <style:style style:name="P879" style:parent-style-name="Normal" style:family="paragraph">
      <style:paragraph-properties fo:text-align="center"/>
    </style:style>
    <style:style style:name="T880" style:parent-style-name="DefaultParagraphFont" style:family="text">
      <style:text-properties style:font-name="Times New Roman" style:font-name-complex="Times New Roman"/>
    </style:style>
    <style:style style:name="T881" style:parent-style-name="DefaultParagraphFont" style:family="text">
      <style:text-properties style:font-name="Times New Roman" style:font-name-complex="Times New Roman"/>
    </style:style>
    <style:style style:name="P882" style:parent-style-name="Normal" style:family="paragraph">
      <style:paragraph-properties fo:text-align="center"/>
    </style:style>
    <style:style style:name="T883" style:parent-style-name="DefaultParagraphFont" style:family="text">
      <style:text-properties style:font-name="Times New Roman" style:font-name-complex="Times New Roman"/>
    </style:style>
    <style:style style:name="T884" style:parent-style-name="DefaultParagraphFont" style:family="text">
      <style:text-properties style:font-name="Times New Roman" style:font-name-complex="Times New Roman"/>
    </style:style>
    <style:style style:name="P885" style:parent-style-name="Normal" style:family="paragraph">
      <style:paragraph-properties fo:text-align="center"/>
    </style:style>
    <style:style style:name="T886" style:parent-style-name="DefaultParagraphFont" style:family="text">
      <style:text-properties style:font-name="Times New Roman" style:font-name-complex="Times New Roman"/>
    </style:style>
    <style:style style:name="P887" style:parent-style-name="Normal" style:family="paragraph">
      <style:paragraph-properties fo:text-align="center"/>
    </style:style>
    <style:style style:name="T888" style:parent-style-name="DefaultParagraphFont" style:family="text">
      <style:text-properties style:font-name="Times New Roman" style:font-name-complex="Times New Roman"/>
    </style:style>
    <style:style style:name="T889" style:parent-style-name="DefaultParagraphFont" style:family="text">
      <style:text-properties style:font-name="Times New Roman" style:font-name-complex="Times New Roman"/>
    </style:style>
    <style:style style:name="P890" style:parent-style-name="Normal" style:family="paragraph">
      <style:paragraph-properties fo:text-align="center"/>
    </style:style>
    <style:style style:name="T891" style:parent-style-name="DefaultParagraphFont" style:family="text">
      <style:text-properties style:font-name="Times New Roman" style:font-name-complex="Times New Roman"/>
    </style:style>
    <style:style style:name="P892" style:parent-style-name="Normal" style:family="paragraph">
      <style:paragraph-properties fo:text-align="center"/>
    </style:style>
    <style:style style:name="T893" style:parent-style-name="DefaultParagraphFont" style:family="text">
      <style:text-properties style:font-name="Times New Roman" style:font-name-complex="Times New Roman"/>
    </style:style>
    <style:style style:name="P894" style:parent-style-name="Normal" style:family="paragraph">
      <style:paragraph-properties fo:text-align="center"/>
    </style:style>
    <style:style style:name="T895" style:parent-style-name="DefaultParagraphFont" style:family="text">
      <style:text-properties style:font-name="Times New Roman" style:font-name-complex="Times New Roman"/>
    </style:style>
    <style:style style:name="P896" style:parent-style-name="Normal" style:family="paragraph">
      <style:paragraph-properties fo:text-align="center"/>
    </style:style>
    <style:style style:name="T897" style:parent-style-name="DefaultParagraphFont" style:family="text">
      <style:text-properties style:font-name="Times New Roman" style:font-name-complex="Times New Roman"/>
    </style:style>
    <style:style style:name="P898" style:parent-style-name="Normal" style:family="paragraph">
      <style:paragraph-properties fo:text-align="center"/>
    </style:style>
    <style:style style:name="P899" style:parent-style-name="Normal" style:family="paragraph">
      <style:text-properties style:font-name="Times New Roman" style:font-name-complex="Times New Roman"/>
    </style:style>
    <style:style style:name="P900" style:parent-style-name="Normal" style:family="paragraph">
      <style:text-properties style:font-name="Times New Roman" style:font-name-complex="Times New Roman"/>
    </style:style>
    <style:style style:name="P901" style:parent-style-name="Normal" style:family="paragraph">
      <style:text-properties style:font-name="Times New Roman" style:font-name-complex="Times New Roman"/>
    </style:style>
    <style:style style:name="P902" style:parent-style-name="Normal" style:family="paragraph">
      <style:text-properties style:font-name="Times New Roman" style:font-name-complex="Times New Roman"/>
    </style:style>
    <style:style style:name="P903" style:parent-style-name="Normal" style:family="paragraph">
      <style:text-properties style:font-name="Times New Roman" style:font-name-complex="Times New Roman"/>
    </style:style>
    <style:style style:name="P904" style:parent-style-name="Normal" style:family="paragraph">
      <style:text-properties style:font-name="Times New Roman" style:font-name-complex="Times New Roman"/>
    </style:style>
    <style:style style:name="P905" style:parent-style-name="Normal" style:family="paragraph">
      <style:text-properties style:font-name="Times New Roman" style:font-name-complex="Times New Roman"/>
    </style:style>
    <style:style style:name="P906" style:parent-style-name="Normal" style:family="paragraph">
      <style:text-properties style:font-name="Times New Roman" style:font-name-complex="Times New Roman"/>
    </style:style>
    <style:style style:name="P907" style:parent-style-name="Normal" style:family="paragraph">
      <style:text-properties style:font-name="Times New Roman" style:font-name-complex="Times New Roman"/>
    </style:style>
    <style:style style:name="P908" style:parent-style-name="Normal" style:family="paragraph">
      <style:text-properties style:font-name="Times New Roman" style:font-name-complex="Times New Roman"/>
    </style:style>
    <style:style style:name="P909" style:parent-style-name="Normal" style:family="paragraph">
      <style:text-properties style:font-name="Times New Roman" style:font-name-complex="Times New Roman"/>
    </style:style>
    <style:style style:name="P910" style:parent-style-name="Normal" style:family="paragraph">
      <style:text-properties style:font-name="Times New Roman" style:font-name-complex="Times New Roman"/>
    </style:style>
    <style:style style:name="P911" style:parent-style-name="Normal" style:family="paragraph">
      <style:text-properties style:font-name="Times New Roman" style:font-name-complex="Times New Roman"/>
    </style:style>
    <style:style style:name="P912" style:parent-style-name="Normal" style:family="paragraph">
      <style:text-properties style:font-name="Times New Roman" style:font-name-complex="Times New Roman"/>
    </style:style>
    <style:style style:name="P913" style:parent-style-name="Normal" style:family="paragraph">
      <style:text-properties style:font-name="Times New Roman" style:font-name-complex="Times New Roman"/>
    </style:style>
    <style:style style:name="P914" style:parent-style-name="Normal" style:family="paragraph">
      <style:text-properties style:font-name="Times New Roman" style:font-name-complex="Times New Roman"/>
    </style:style>
    <style:style style:name="P915" style:parent-style-name="Normal" style:family="paragraph">
      <style:text-properties style:font-name="Times New Roman" style:font-name-complex="Times New Roman"/>
    </style:style>
    <style:style style:name="P916" style:parent-style-name="Normal" style:family="paragraph">
      <style:text-properties style:font-name="Times New Roman" style:font-name-complex="Times New Roman"/>
    </style:style>
    <style:style style:name="P917" style:parent-style-name="Normal" style:family="paragraph">
      <style:text-properties style:font-name="Times New Roman" style:font-name-complex="Times New Roman"/>
    </style:style>
    <style:style style:name="P918" style:parent-style-name="Normal" style:family="paragraph">
      <style:text-properties style:font-name="Times New Roman" style:font-name-complex="Times New Roman"/>
    </style:style>
    <style:style style:name="P919" style:parent-style-name="ListParagraph" style:list-style-name="LFO6" style:family="paragraph"/>
    <style:style style:name="P920" style:parent-style-name="ListParagraph" style:list-style-name="LFO6" style:family="paragraph"/>
    <style:style style:name="P921" style:parent-style-name="Normal" style:family="paragraph">
      <style:paragraph-properties fo:margin-left="0.4909in">
        <style:tab-stops/>
      </style:paragraph-properties>
    </style:style>
    <style:style style:name="P922" style:parent-style-name="Normal" style:family="paragraph">
      <style:paragraph-properties fo:margin-left="1.477in">
        <style:tab-stops>
          <style:tab-stop style:type="left" style:position="1.9083in"/>
        </style:tab-stops>
      </style:paragraph-properties>
    </style:style>
    <style:style style:name="P923" style:parent-style-name="Normal" style:family="paragraph">
      <style:paragraph-properties fo:margin-left="1.477in">
        <style:tab-stops>
          <style:tab-stop style:type="left" style:position="1.9083in"/>
        </style:tab-stops>
      </style:paragraph-properties>
    </style:style>
    <style:style style:name="P924" style:parent-style-name="Normal" style:family="paragraph">
      <style:paragraph-properties fo:margin-left="1.477in">
        <style:tab-stops/>
      </style:paragraph-properties>
    </style:style>
    <style:style style:name="P925" style:parent-style-name="Normal" style:family="paragraph">
      <style:paragraph-properties fo:margin-left="1.477in">
        <style:tab-stops/>
      </style:paragraph-properties>
    </style:style>
    <style:style style:name="P926" style:parent-style-name="Normal" style:family="paragraph">
      <style:paragraph-properties fo:margin-left="1.477in">
        <style:tab-stops/>
      </style:paragraph-properties>
    </style:style>
    <style:style style:name="P927" style:parent-style-name="Normal" style:family="paragraph">
      <style:paragraph-properties fo:margin-left="1.477in">
        <style:tab-stops/>
      </style:paragraph-properties>
    </style:style>
    <style:style style:name="P928" style:parent-style-name="ListParagraph" style:list-style-name="LFO6" style:family="paragraph"/>
    <style:style style:name="P929" style:parent-style-name="Normal" style:family="paragraph">
      <style:text-properties style:font-name="Times New Roman" style:font-name-complex="Times New Roman"/>
    </style:style>
    <style:style style:name="P930" style:parent-style-name="Normal" style:family="paragraph">
      <style:paragraph-properties fo:margin-left="1.477in">
        <style:tab-stops/>
      </style:paragraph-properties>
    </style:style>
    <style:style style:name="P931" style:parent-style-name="Normal" style:family="paragraph">
      <style:paragraph-properties fo:margin-left="1.477in">
        <style:tab-stops/>
      </style:paragraph-properties>
    </style:style>
    <style:style style:name="P932" style:parent-style-name="Normal" style:family="paragraph">
      <style:paragraph-properties fo:margin-left="1.477in">
        <style:tab-stops/>
      </style:paragraph-properties>
    </style:style>
    <style:style style:name="P933" style:parent-style-name="Normal" style:family="paragraph">
      <style:paragraph-properties fo:margin-left="1.477in">
        <style:tab-stops/>
      </style:paragraph-properties>
    </style:style>
    <style:style style:family="graphic" style:name="a50">
      <style:graphic-properties style:wrap="run-through" style:run-through="foreground" draw:fill="none" draw:stroke="solid" svg:stroke-width="0.02083in" svg:stroke-color="#70ad47" draw:marker-end="a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none" draw:stroke="solid" svg:stroke-width="0.00694in" svg:stroke-color="#4472c4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4472c4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0694in" svg:stroke-color="#4472c4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4472c4" draw:marker-end="a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3976in" svg:stroke-color="#72bf44" svg:stroke-opacity="100%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0694in" svg:stroke-color="#4472c4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3976in" svg:stroke-color="#72bf44" svg:stroke-opacity="100%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3976in" svg:stroke-color="#72bf44" svg:stroke-opacity="100%" style:horizontal-rel="paragraph" style:vertical-rel="paragraph" style:horizontal-pos="from-left" style:vertical-pos="from-top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4472c4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none" draw:stroke="solid" svg:stroke-width="0.00694in" svg:stroke-color="#4472c4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4472c4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0694in" svg:stroke-color="#4472c4" draw:marker-end="a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4472c4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2083in" svg:stroke-color="#ed7d31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4472c4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none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none" draw:stroke="solid" svg:stroke-width="0.00694in" svg:stroke-color="#4472c4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4472c4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3976in" svg:stroke-color="#72bf4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Sentiment-Analysis-Systems"/><text:bookmark-end text:name="Sentiment-Analysis-Systems"/>Sentiment Analysis Systems</text:h>
      <text:h text:style-name="P2" text:outline-level="4"><text:bookmark-start text:name="Polarity"/><text:bookmark-end text:name="Polarity"/>Polarity</text:h>
      <text:p text:style-name="P3"><text:span text:style-name="T4"><text:tab/>Positive or Negative</text:span></text:p>
      <text:h text:style-name="P5" text:outline-level="4"><text:bookmark-start text:name="Subjectivity"/><text:bookmark-end text:name="Subjectivity"/>Subjectivity</text:h>
      <text:p text:style-name="P6"><text:span text:style-name="T7"><text:tab/>Subjective or Objective</text:span></text:p>
      <text:h text:style-name="P8" text:outline-level="4"><text:bookmark-start text:name="Aspects"/><text:bookmark-end text:name="Aspects"/>Aspects</text:h>
      <text:p text:style-name="P9"><text:span text:style-name="T10"><text:tab/>Part or Whole</text:span></text:p>
      <text:h text:style-name="P11" text:outline-level="3"><text:bookmark-start text:name="Binary-Classification"/><text:bookmark-end text:name="Binary-Classification"/>Binary Classification</text:h>
      <text:p text:style-name="P12"><text:span text:style-name="T13"><text:tab/>Spam or Ham</text:span></text:p>
      <text:p text:style-name="P14"><text:span text:style-name="T15"><text:tab/>Cancer or Not Cancer</text:span></text:p>
      <text:h text:style-name="P16" text:outline-level="3"><text:bookmark-start text:name="Types:"/><text:bookmark-end text:name="Types:"/><text:span text:style-name="T17">Types</text:span><text:span text:style-name="T18">:</text:span></text:h>
      <text:h text:style-name="P19" text:outline-level="5"><text:bookmark-start text:name="Rule-Based-Classifier"/><text:bookmark-end text:name="Rule-Based-Classifier"/><text:span text:style-name="T20">Rule Based Classifier</text:span></text:h>
      <text:p text:style-name="P21"><text:span text:style-name="T22"><text:tab/>Rules are formed by Experts</text:span></text:p>
      <text:p text:style-name="P23"/>
      <text:p text:style-name="P24"><text:span text:style-name="T25"><text:tab/>Corpus<text:s/></text:span><text:span text:style-name="T26">-<text:s/></text:span><text:span text:style-name="T27">Humen Experts<text:s/></text:span><text:span text:style-name="T28">-<text:s/></text:span><text:span text:style-name="T29">Rule Based Classifier</text:span></text:p>
      <text:h text:style-name="P30" text:outline-level="4"><text:bookmark-start text:name="ML-Based-Classifier"/><text:bookmark-end text:name="ML-Based-Classifier"/>ML Based Classifier</text:h>
      <text:p text:style-name="P31"><text:span text:style-name="T32"><text:tab/>Pattern are found in aggrigate data</text:span></text:p>
      <text:p text:style-name="P33"/>
      <text:p text:style-name="P34"><text:span text:style-name="T35"><text:tab/>Corpus<text:s/></text:span><text:span text:style-name="T36">-<text:s/></text:span><text:span text:style-name="T37">Classification Algorithm<text:s/></text:span><text:span text:style-name="T38">-<text:s/></text:span><text:span text:style-name="T39">ML Based Classifier</text:span></text:p>
      <text:h text:style-name="P40" text:outline-level="3"><text:bookmark-start text:name="ML-vs-Rule"/><text:bookmark-end text:name="ML-vs-Rule"/>ML vs Rule</text:h>
      <text:list text:style-name="LFO1" text:continue-numbering="true">
        <text:list-item>
          <text:p text:style-name="P41"><text:span text:style-name="T42">Dynamic<text:s/></text:span><text:span text:style-name="T43">-<text:s/></text:span><text:span text:style-name="T44">Static</text:span></text:p>
        </text:list-item>
        <text:list-item>
          <text:p text:style-name="P45"><text:span text:style-name="T46">Less expert skill<text:s/></text:span><text:span text:style-name="T47">-<text:s/></text:span><text:span text:style-name="T48">High Expert skill</text:span></text:p>
        </text:list-item>
        <text:list-item>
          <text:p text:style-name="P49"><text:span text:style-name="T50">Update happen simply Update the rules update the corpus<text:s/></text:span><text:span text:style-name="T51">-<text:s/></text:span><text:span text:style-name="T52">every time</text:span></text:p>
        </text:list-item>
        <text:list-item>
          <text:p text:style-name="P53"><text:span text:style-name="T54">high quality data<text:s/></text:span><text:span text:style-name="T55">-<text:s/></text:span><text:span text:style-name="T56">Low</text:span></text:p>
        </text:list-item>
        <text:list-item>
          <text:p text:style-name="P57"><text:span text:style-name="T58">explicit training step</text:span><text:span text:style-name="T59">-<text:s/></text:span><text:span text:style-name="T60">No Need</text:span></text:p>
        </text:list-item>
        <text:list-item>
          <text:p text:style-name="P61"><text:span text:style-name="T62">Cannot operate without</text:span><text:span text:style-name="T63">-<text:s/></text:span><text:span text:style-name="T64">No instance need instance</text:span></text:p>
        </text:list-item>
      </text:list>
      <text:h text:style-name="P65" text:outline-level="2"><text:bookmark-start text:name="Rule-Based-Analysis"/><text:bookmark-end text:name="Rule-Based-Analysis"/>Rule Based Analysis</text:h>
      <text:p text:style-name="P66"><text:span text:style-name="T67"><text:tab/>Problem statement is simple</text:span></text:p>
      <text:p text:style-name="P68"><text:span text:style-name="T69"><text:tab/>Rules are staight forward and easily codified</text:span></text:p>
      <text:p text:style-name="P70"><text:span text:style-name="T71"><text:tab/>Rules are changed inprequently</text:span></text:p>
      <text:p text:style-name="P72"><text:span text:style-name="T73"><text:tab/>Few problem instance to train ML models</text:span></text:p>
      <text:h text:style-name="P74" text:outline-level="2"><text:bookmark-start text:name="ML-Based-Analysis"/><text:bookmark-end text:name="ML-Based-Analysis"/>ML Based Analysis</text:h>
      <text:p text:style-name="P75"><text:span text:style-name="T76"><text:tab/>Problem statement reasonably complex</text:span></text:p>
      <text:p text:style-name="P77"><text:span text:style-name="T78"><text:tab/>Hard to find pattern</text:span></text:p>
      <text:p text:style-name="P79"><text:span text:style-name="T80"><text:tab/>Decsion varaibles are sensitive</text:span></text:p>
      <text:p text:style-name="P81"><text:span text:style-name="T82"><text:tab/>Large corpus available</text:span></text:p>
      <text:h text:style-name="P83" text:outline-level="1"><text:bookmark-start text:name="Machine-Learning"/><text:bookmark-end text:name="Machine-Learning"/>Machine Learning</text:h>
      <text:p text:style-name="P84"><text:span text:style-name="T85"><text:tab/>Huge data</text:span></text:p>
      <text:p text:style-name="P86"><text:span text:style-name="T87"><text:tab/>Find Pattern</text:span></text:p>
      <text:p text:style-name="P88"><text:span text:style-name="T89"><text:tab/>Make decision</text:span></text:p>
      <text:h text:style-name="P90" text:outline-level="3"><text:bookmark-start text:name="Fature-Vectors"/><text:bookmark-end text:name="Fature-Vectors"/><text:soft-page-break/>Fature Vectors</text:h>
      <text:p text:style-name="P91"><text:span text:style-name="T92"><text:tab/>Each attributes in a corpus called features</text:span></text:p>
      <text:p text:style-name="P93"><text:span text:style-name="T94"><text:tab/>Each datapoint is a list of vector</text:span></text:p>
      <text:h text:style-name="P95" text:outline-level="4"><text:bookmark-start text:name="Traditional-ML-Based:"/><text:bookmark-end text:name="Traditional-ML-Based:"/><text:span text:style-name="T96">Traditional ML Based</text:span><text:span text:style-name="T97">:</text:span></text:h>
      <text:p text:style-name="P98"><text:span text:style-name="T99"><text:tab/>Experts used to decide what features to pay attention to</text:span><text:span text:style-name="T100">.</text:span></text:p>
      <text:h text:style-name="P101" text:outline-level="4"><text:bookmark-start text:name="Representational-ML-Based:"/><text:bookmark-end text:name="Representational-ML-Based:"/><text:span text:style-name="T102">Representational ML Based</text:span><text:span text:style-name="T103">:</text:span></text:h>
      <text:p text:style-name="P104"><text:span text:style-name="T105"><text:tab/>Figure out themeselves what features to pay attention to</text:span><text:span text:style-name="T106">.</text:span></text:p>
      <text:h text:style-name="P107" text:outline-level="2"><text:bookmark-start text:name="Understanding-Deep-Learning-[Representat"/><text:bookmark-end text:name="Understanding-Deep-Learning-[Representat"/><text:span text:style-name="T108">Understanding Deep Learning<text:s/></text:span><text:span text:style-name="T109">[</text:span><text:span text:style-name="T110">Representation</text:span><text:span text:style-name="T111">]</text:span></text:h>
      <text:h text:style-name="P112" text:outline-level="3"><text:bookmark-start text:name="Traditional-ML:"/><text:bookmark-end text:name="Traditional-ML:"/><text:span text:style-name="T113">Traditional ML</text:span><text:span text:style-name="T114">:</text:span></text:h>
      <text:p text:style-name="P115"><text:span text:style-name="T116"><text:tab/>Corpus<text:s/></text:span><text:span text:style-name="T117">-<text:s/></text:span><text:span text:style-name="T118">Feature selection by experts<text:s/></text:span><text:span text:style-name="T119">-<text:s/></text:span><text:span text:style-name="T120">classification Algorithm<text:s/></text:span><text:span text:style-name="T121">-<text:s/></text:span><text:span text:style-name="T122">ML Based</text:span></text:p>
      <text:h text:style-name="P123" text:outline-level="3"><text:bookmark-start text:name="Representational-ML:"/><text:bookmark-end text:name="Representational-ML:"/><text:span text:style-name="T124">Representational ML</text:span><text:span text:style-name="T125">:</text:span></text:h>
      <text:p text:style-name="P126"><text:span text:style-name="T127"><text:tab/>Corpus<text:s/></text:span><text:span text:style-name="T128">-<text:s/></text:span><text:span text:style-name="T129">Feature Selection Algorithm<text:s/></text:span><text:span text:style-name="T130">-<text:s/></text:span><text:span text:style-name="T131">Classification algorithm<text:s/></text:span><text:span text:style-name="T132">-<text:s/></text:span><text:span text:style-name="T133">Representational Based ML</text:span></text:p>
      <text:p text:style-name="P134"><text:span text:style-name="T135">Ex</text:span><text:span text:style-name="T136">:</text:span></text:p>
      <text:p text:style-name="P137"><text:span text:style-name="T138"><text:s text:c="4"/></text:span><text:span text:style-name="T139">Neural network</text:span></text:p>
      <text:h text:style-name="P140" text:outline-level="3"><text:bookmark-start text:name="Deep-Learning"/><text:bookmark-end text:name="Deep-Learning"/>Deep Learning</text:h>
      <text:p text:style-name="P141"><text:span text:style-name="T142"><text:tab/>Algorithms that learn what features matter</text:span></text:p>
      <text:h text:style-name="P143" text:outline-level="3"><text:bookmark-start text:name="Neural-Network"/><text:bookmark-end text:name="Neural-Network"/>Neural Network</text:h>
      <text:p text:style-name="P144"><text:span text:style-name="T145"><text:tab/>This is the base of deep learning</text:span></text:p>
      <text:p text:style-name="P146"><text:span text:style-name="T147"><text:tab/>It contains many layers</text:span></text:p>
      <text:h text:style-name="P148" text:outline-level="3"><text:bookmark-start text:name="Neurons"/><text:bookmark-end text:name="Neurons"/><text:span text:style-name="T149">Neurons</text:span></text:h>
      <text:h text:style-name="P150" text:outline-level="3"><text:span text:style-name="T151"><text:tab/>Methametical functions</text:span></text:h>
      <text:p text:style-name="P152"><text:span text:style-name="T153"><text:tab/>Ex</text:span><text:span text:style-name="T154">:</text:span></text:p>
      <text:p text:style-name="P155"><text:span text:style-name="T156"><text:tab/></text:span><text:span text:style-name="T157"><text:tab/>Corpus of images<text:s/></text:span><text:span text:style-name="T158">-<text:s/></text:span><text:span text:style-name="T159">pixels</text:span><text:span text:style-name="T160">/</text:span><text:span text:style-name="T161">edges</text:span><text:span text:style-name="T162">/</text:span><text:span text:style-name="T163">corners</text:span><text:span text:style-name="T164">/</text:span><text:span text:style-name="T165">parts<text:s/></text:span><text:span text:style-name="T166">-<text:s/></text:span><text:span text:style-name="T167">classifiers</text:span></text:p>
      <text:p text:style-name="P168"><text:span text:style-name="T169"><text:s/></text:span><text:span text:style-name="T170"><text:tab/></text:span><text:span text:style-name="T171"><text:tab/></text:span><text:span text:style-name="T172">Corpus of images<text:s/></text:span><text:span text:style-name="T173">-<text:s/></text:span><text:span text:style-name="T174">layer1</text:span><text:span text:style-name="T175">/<text:s/></text:span><text:span text:style-name="T176">layer2</text:span><text:span text:style-name="T177">... -<text:s/></text:span><text:span text:style-name="T178">classifiers</text:span></text:p>
      <text:h text:style-name="P179" text:outline-level="9"><text:bookmark-start text:name="Weight-of-neurons:"/><text:bookmark-end text:name="Weight-of-neurons:"/><text:span text:style-name="T180"><text:s text:c="7"/>Weight of neurons</text:span><text:span text:style-name="T181">:</text:span></text:h>
      <text:p text:style-name="P182"><text:span text:style-name="T183"><text:tab/></text:span><text:span text:style-name="T184"><text:tab/>Neurons interconnected using weight</text:span></text:p>
      <text:p text:style-name="P185"><text:span text:style-name="T186"><text:tab/></text:span><text:span text:style-name="T187"><text:tab/>Oustput of second neurons is more sensitive <text:s/>of output of first neurons</text:span><text:span text:style-name="T188">.</text:span></text:p>
      <text:p text:style-name="P189"><text:span text:style-name="T190"><text:tab/></text:span><text:span text:style-name="T191"><text:tab/>stronger the connection<text:s/></text:span><text:span text:style-name="T192">-<text:s/></text:span><text:span text:style-name="T193">High weight</text:span></text:p>
      <text:h text:style-name="P194" text:outline-level="2"><text:bookmark-start text:name="Traditional-vs-Deep-Learning:"/><text:bookmark-end text:name="Traditional-vs-Deep-Learning:"/><text:span text:style-name="T195">Traditional vs Deep Learning</text:span><text:span text:style-name="T196">:</text:span></text:h>
      <text:p text:style-name="P197"><text:span text:style-name="T198"><text:tab/>Dynamic <text:s text:c="7"/></text:span><text:span text:style-name="T199">- <text:s text:c="2"/></text:span><text:span text:style-name="T200">Also Dynamic</text:span></text:p>
      <text:list text:style-name="LFO2" text:continue-numbering="true">
        <text:list-item>
          <text:p text:style-name="P201"><text:span text:style-name="T202">More skill need feature selection<text:s/></text:span><text:span text:style-name="T203">-<text:s/></text:span><text:span text:style-name="T204">Less skill</text:span></text:p>
        </text:list-item>
        <text:list-item>
          <text:p text:style-name="P205"><text:span text:style-name="T206">experts select features<text:s/></text:span><text:span text:style-name="T207">-<text:s/></text:span><text:span text:style-name="T208">algorithm select features</text:span></text:p>
        </text:list-item>
        <text:list-item>
          <text:p text:style-name="P209"><text:span text:style-name="T210">work well numeric<text:s/></text:span><text:span text:style-name="T211">-<text:s/></text:span><text:span text:style-name="T212">work well numeric</text:span></text:p>
        </text:list-item>
        <text:list-item>
          <text:p text:style-name="P213"><text:span text:style-name="T214">Not specialized in images and text<text:s/></text:span><text:span text:style-name="T215">-<text:s/></text:span><text:span text:style-name="T216">Specialized in images, voices, videos and text data</text:span></text:p>
        </text:list-item>
        <text:list-item>
          <text:p text:style-name="P217"><text:span text:style-name="T218">Explicit algorithm<text:s/></text:span><text:span text:style-name="T219">-<text:s/></text:span><text:span text:style-name="T220">No explicit</text:span></text:p>
        </text:list-item>
        <text:list-item>
          <text:p text:style-name="P221"><text:span text:style-name="T222">optimization<text:s/></text:span><text:span text:style-name="T223">-<text:s/></text:span><text:span text:style-name="T224">parametes<text:s/></text:span><text:span text:style-name="T225">-<text:s/></text:span><text:span text:style-name="T226">optimization<text:s/></text:span><text:span text:style-name="T227">-<text:s/></text:span><text:span text:style-name="T228">weight and bias</text:span></text:p>
        </text:list-item>
      </text:list>
      <text:h text:style-name="P229" text:outline-level="3"/>
      <text:h text:style-name="P230" text:outline-level="3"><text:bookmark-start text:name="Traditional-ML-algorithms:"/><text:bookmark-end text:name="Traditional-ML-algorithms:"/><text:span text:style-name="T231">Traditional ML algorithms</text:span><text:span text:style-name="T232">:</text:span></text:h>
      <text:p text:style-name="P233"><text:span text:style-name="T234"><text:tab/>Linear Regression</text:span></text:p>
      <text:p text:style-name="P235"><text:span text:style-name="T236"><text:tab/>Support Vector Machine</text:span></text:p>
      <text:p text:style-name="P237"><text:span text:style-name="T238"><text:tab/>Decsion Tree</text:span></text:p>
      <text:h text:style-name="P239" text:outline-level="3"><text:bookmark-start text:name="Deep-Learning-Models"/><text:bookmark-end text:name="Deep-Learning-Models"/><text:soft-page-break/>Deep Learning Models</text:h>
      <text:p text:style-name="P240"><text:span text:style-name="T241"><text:tab/>Fully connected , dense neural ntworks</text:span></text:p>
      <text:p text:style-name="P242"><text:span text:style-name="T243"><text:tab/>Convoluational Neural network<text:s/></text:span><text:span text:style-name="T244">-<text:s/></text:span><text:span text:style-name="T245">Images</text:span></text:p>
      <text:p text:style-name="P246"><text:span text:style-name="T247"><text:tab/>Recurrent Neural Network<text:s/></text:span><text:span text:style-name="T248">-<text:s/></text:span><text:span text:style-name="T249">NLP, text</text:span></text:p>
      <text:h text:style-name="P250" text:outline-level="2"><text:bookmark-start text:name="ML-Broad-Problem-Categories"/><text:bookmark-end text:name="ML-Broad-Problem-Categories"/>ML Broad Problem Categories</text:h>
      <text:p text:style-name="P251"><text:span text:style-name="T252"><text:tab/>Classification</text:span></text:p>
      <text:p text:style-name="P253"><text:span text:style-name="T254"><text:tab/>Regression</text:span></text:p>
      <text:p text:style-name="P255"><text:span text:style-name="T256"><text:tab/>Clustering</text:span></text:p>
      <text:p text:style-name="P257"><text:span text:style-name="T258"><text:tab/>Dimentionality Reduction</text:span></text:p>
      <text:h text:style-name="P259" text:outline-level="3"><text:bookmark-start text:name="Classification-Use-Cases:"/><text:bookmark-end text:name="Classification-Use-Cases:"/><text:span text:style-name="T260">Classification Use Cases</text:span><text:span text:style-name="T261">:</text:span></text:h>
      <text:p text:style-name="P262"><text:span text:style-name="T263"><text:tab/>Email<text:s/></text:span><text:span text:style-name="T264">:<text:s/></text:span><text:span text:style-name="T265">spam or ham?</text:span></text:p>
      <text:p text:style-name="P266"><text:span text:style-name="T267"><text:tab/>Images<text:s/></text:span><text:span text:style-name="T268">:<text:s/></text:span><text:span text:style-name="T269">cat , dog or mouse ?</text:span></text:p>
      <text:p text:style-name="P270"><text:span text:style-name="T271"><text:tab/>Text</text:span><text:span text:style-name="T272">:<text:s/></text:span><text:span text:style-name="T273">Positive or Negative or Netrual</text:span></text:p>
      <text:h text:style-name="P274" text:outline-level="3"><text:bookmark-start text:name="Regression-Use-Cases:"/><text:bookmark-end text:name="Regression-Use-Cases:"/><text:span text:style-name="T275">Regression Use Cases</text:span><text:span text:style-name="T276">:</text:span></text:h>
      <text:p text:style-name="P277"><text:span text:style-name="T278"><text:tab/>Predict stock price</text:span></text:p>
      <text:p text:style-name="P279"><text:span text:style-name="T280"><text:tab/>Predict house price</text:span></text:p>
      <text:p text:style-name="P281"><text:span text:style-name="T282"><text:tab/>Predict car millage</text:span></text:p>
      <text:h text:style-name="P283" text:outline-level="3"><text:bookmark-start text:name="Clustering-Use-Cases:"/><text:bookmark-end text:name="Clustering-Use-Cases:"/><text:span text:style-name="T284">Clustering Use Cases</text:span><text:span text:style-name="T285">:</text:span></text:h>
      <text:p text:style-name="P286"><text:span text:style-name="T287"><text:tab/>Find Some related category documents</text:span></text:p>
      <text:p text:style-name="P288"><text:span text:style-name="T289"><text:tab/>Find who are interested in <text:s/>sports</text:span></text:p>
      <text:h text:style-name="P290" text:outline-level="3"><text:bookmark-start text:name="Dimentionality-Reduction-Use-Cases:"/><text:bookmark-end text:name="Dimentionality-Reduction-Use-Cases:"/><text:span text:style-name="T291">Dimentionality Reduction Use Cases</text:span><text:span text:style-name="T292">:</text:span></text:h>
      <text:p text:style-name="P293"><text:span text:style-name="T294"><text:tab/>Find stock movements</text:span></text:p>
      <text:p text:style-name="P295"><text:span text:style-name="T296"><text:tab/>Preprocess data find robust models</text:span></text:p>
      <text:p text:style-name="P297"><text:span text:style-name="T298"><text:tab/>Improve the performance of the model</text:span></text:p>
      <text:h text:style-name="P299" text:outline-level="3"><text:bookmark-start text:name="Recommendation-Systems:"/><text:bookmark-end text:name="Recommendation-Systems:"/><text:span text:style-name="T300">Recommendation Systems</text:span><text:span text:style-name="T301">:</text:span></text:h>
      <text:p text:style-name="P302"><text:span text:style-name="T303"><text:tab/>Recommend products to users</text:span></text:p>
      <text:h text:style-name="P304" text:outline-level="3"><text:bookmark-start text:name="Association-Rules-Learning:"/><text:bookmark-end text:name="Association-Rules-Learning:"/><text:span text:style-name="T305">Association Rules Learning</text:span><text:span text:style-name="T306">:</text:span></text:h>
      <text:p text:style-name="P307"><text:span text:style-name="T308"><text:tab/>Detect transactions that occure together</text:span></text:p>
      <text:h text:style-name="P309" text:outline-level="3"><text:bookmark-start text:name="Reinforcement-Learning:"/><text:bookmark-end text:name="Reinforcement-Learning:"/><text:span text:style-name="T310">Reinforcement Learning</text:span><text:span text:style-name="T311">:</text:span></text:h>
      <text:p text:style-name="P312"><text:span text:style-name="T313"><text:tab/>Train agent to navigate uncertain environment</text:span></text:p>
      <text:h text:style-name="P314" text:outline-level="2"><text:bookmark-start text:name="Type-of-ML:"/><text:bookmark-end text:name="Type-of-ML:"/><text:span text:style-name="T315">Type of ML</text:span><text:span text:style-name="T316">:</text:span></text:h>
      <text:h text:style-name="P317" text:outline-level="3"><text:bookmark-start text:name="Supervised-Learning:"/><text:bookmark-end text:name="Supervised-Learning:"/><text:span text:style-name="T318">Supervised Learning</text:span><text:span text:style-name="T319">:</text:span></text:h>
      <text:p text:style-name="P320"><text:span text:style-name="T321"><text:tab/>Training data had label</text:span></text:p>
      <text:p text:style-name="P322"><text:span text:style-name="T323"><text:tab/>Contain both x and y</text:span></text:p>
      <text:p text:style-name="P324"><text:span text:style-name="T325"><text:tab/>y<text:s/></text:span><text:span text:style-name="T326">=<text:s/></text:span><text:span text:style-name="T327">f</text:span><text:span text:style-name="T328">(</text:span><text:span text:style-name="T329">x</text:span><text:span text:style-name="T330">)</text:span></text:p>
      <text:h text:style-name="P331" text:outline-level="3"><text:bookmark-start text:name="Unsupervised-Learning:"/><text:bookmark-end text:name="Unsupervised-Learning:"/><text:span text:style-name="T332">Unsupervised Learning</text:span><text:span text:style-name="T333">:</text:span></text:h>
      <text:p text:style-name="P334"><text:span text:style-name="T335"><text:tab/>Training data doesn't have label</text:span></text:p>
      <text:p text:style-name="P336"><text:span text:style-name="T337"><text:tab/>Contain only x</text:span></text:p>
      <text:p text:style-name="P338"><text:span text:style-name="T339"><text:tab/>Self discover the pattern</text:span></text:p>
      <text:p text:style-name="P340">ML Technique | Use Cases</text:p>
      <text:list text:style-name="LFO3" text:continue-numbering="true">
        <text:list-item>
          <text:p text:style-name="P341">unlabelled data | Find individual photos</text:p>
        </text:list-item>
        <text:list-item>
          <text:p text:style-name="P342">Latend factor anaysis | Find common drivers of 200 stocks</text:p>
        </text:list-item>
        <text:list-item>
          <text:p text:style-name="P343">Clustering | Find relevent document in corpus</text:p>
        </text:list-item>
        <text:list-item>
          <text:p text:style-name="P344">Anomaly Detection | Flag fradulant credit card transactions</text:p>
        </text:list-item>
        <text:list-item>
          <text:p text:style-name="P345">Quantization | Compress true color 24 bit to 8 bit</text:p>
        </text:list-item>
      </text:list>
      <text:h text:style-name="P346" text:outline-level="3"><text:bookmark-start text:name="Reinforcement-Learning:1"/><text:bookmark-end text:name="Reinforcement-Learning:1"/><text:span text:style-name="T347">Reinforcement Learning</text:span><text:span text:style-name="T348">:</text:span></text:h>
      <text:p text:style-name="P349"><text:span text:style-name="T350"><text:tab/>If you ask the wrong question , get the wrong answer</text:span><text:span text:style-name="T351">.</text:span></text:p>
      <text:p text:style-name="P352"><text:span text:style-name="T353"><text:tab/>There is no x</text:span><text:span text:style-name="T354">.</text:span></text:p>
      <text:p text:style-name="P355"><text:span text:style-name="T356"><text:tab/>Train decision makers to take actions to maximize rewards in an uncertain environment</text:span></text:p>
      <text:p text:style-name="P357"><text:span text:style-name="T358"><text:tab/>Decision Makers<text:s/></text:span><text:span text:style-name="T359">-<text:s/></text:span><text:span text:style-name="T360">Agent<text:s/></text:span><text:span text:style-name="T361">[</text:span><text:span text:style-name="T362">Robots</text:span><text:span text:style-name="T363">]</text:span></text:p>
      <text:p text:style-name="P364"><text:span text:style-name="T365"><text:tab/>Observe the environemnt</text:span></text:p>
      <text:p text:style-name="P366"><text:span text:style-name="T367"><text:tab/>Take Actions<text:s/></text:span><text:span text:style-name="T368">-<text:s/></text:span><text:span text:style-name="T369">Policy<text:s/></text:span><text:span text:style-name="T370">[</text:span><text:span text:style-name="T371">Robots movement</text:span><text:span text:style-name="T372">]</text:span></text:p>
      <text:p text:style-name="P373"><text:span text:style-name="T374"><text:tab/>Gets rewards</text:span></text:p>
      <text:h text:style-name="P375" text:outline-level="3"><text:bookmark-start text:name="UseCases:"/><text:bookmark-end text:name="UseCases:"/><text:span text:style-name="T376">UseCases</text:span><text:span text:style-name="T377">:</text:span></text:h>
      <text:p text:style-name="P378"><text:span text:style-name="T379"><text:s text:c="4"/></text:span><text:span text:style-name="T380">self navigating robotes</text:span></text:p>
      <text:p text:style-name="P381"><text:span text:style-name="T382"><text:s text:c="4"/></text:span><text:span text:style-name="T383">Text mining<text:s/></text:span><text:span text:style-name="T384">-<text:s/></text:span><text:span text:style-name="T385">Generate summary</text:span></text:p>
      <text:p text:style-name="P386"><text:span text:style-name="T387"><text:s text:c="4"/></text:span><text:span text:style-name="T388">Healthcare<text:s/></text:span><text:span text:style-name="T389">-<text:s/></text:span><text:span text:style-name="T390">Optimize medications dosing</text:span></text:p>
      <text:h text:style-name="P391" text:outline-level="2"><text:bookmark-start text:name="Reinforcement-vs-Supervised/-Un:"/><text:bookmark-end text:name="Reinforcement-vs-Supervised/-Un:"/><text:span text:style-name="T392">Reinforcement vs Supervised</text:span><text:span text:style-name="T393">/<text:s/></text:span><text:span text:style-name="T394">Un</text:span><text:span text:style-name="T395">:</text:span></text:h>
      <text:list text:style-name="LFO4" text:continue-numbering="true">
        <text:list-item>
          <text:p text:style-name="P396">Choose the best actions get rewards | Predict or classify</text:p>
        </text:list-item>
        <text:list-item>
          <text:p text:style-name="P397">Environemnt unknown environment | known environment</text:p>
        </text:list-item>
        <text:list-item>
          <text:p text:style-name="P398">In trainig explore the environment | Find the pattern</text:p>
        </text:list-item>
        <text:list-item>
          <text:p text:style-name="P399">Goal determining the best policy | Goal determining the best model</text:p>
        </text:list-item>
      </text:list>
      <text:h text:style-name="P400" text:outline-level="2"><text:bookmark-start text:name="Recommendation-Systems:1"/><text:bookmark-end text:name="Recommendation-Systems:1"/><text:span text:style-name="T401">Recommendation Systems</text:span><text:span text:style-name="T402">:</text:span></text:h>
      <text:h text:style-name="P403" text:outline-level="3"><text:bookmark-start text:name="Types:1"/><text:bookmark-end text:name="Types:1"/><text:span text:style-name="T404">Types</text:span><text:span text:style-name="T405">:</text:span></text:h>
      <text:h text:style-name="P406" text:outline-level="7"><text:bookmark-start text:name="Content-Based:"/><text:bookmark-end text:name="Content-Based:"/><text:span text:style-name="T407"><text:s text:c="4"/></text:span><text:span text:style-name="T408"><text:tab/>Content Based</text:span><text:span text:style-name="T409">:</text:span></text:h>
      <text:p text:style-name="P410"><text:span text:style-name="T411"><text:tab/>Based on rating</text:span></text:p>
      <text:p text:style-name="P412"><text:span text:style-name="T413"><text:tab/>Ex</text:span><text:span text:style-name="T414">:</text:span></text:p>
      <text:p text:style-name="P415"><text:span text:style-name="T416"><text:s text:c="4"/></text:span><text:span text:style-name="T417"><text:tab/></text:span><text:span text:style-name="T418">Views <text:s/></text:span></text:p>
      <text:p text:style-name="P419"><text:span text:style-name="T420"><text:s text:c="4"/></text:span><text:span text:style-name="T421"><text:tab/></text:span><text:span text:style-name="T422">Purchases</text:span></text:p>
      <text:h text:style-name="P423" text:outline-level="7"><text:bookmark-start text:name="Collaborative:"/><text:bookmark-end text:name="Collaborative:"/><text:span text:style-name="T424"><text:s text:c="2"/></text:span><text:span text:style-name="T425"><text:tab/>Collaborative</text:span><text:span text:style-name="T426">:</text:span></text:h>
      <text:p text:style-name="P427"><text:span text:style-name="T428"><text:tab/>Based on other users</text:span></text:p>
      <text:h text:style-name="P429" text:outline-level="7"><text:bookmark-start text:name="Hybrid:"/><text:bookmark-end text:name="Hybrid:"/><text:span text:style-name="T430"><text:s/></text:span><text:span text:style-name="T431"><text:tab/>Hybrid</text:span><text:span text:style-name="T432">:</text:span></text:h>
      <text:p text:style-name="P433"><text:span text:style-name="T434"><text:tab/>Combination of both above</text:span></text:p>
      <text:h text:style-name="P435" text:outline-level="1"><text:bookmark-start text:name="Regression-Models"/><text:bookmark-end text:name="Regression-Models"/>Regression Models</text:h>
      <text:h text:style-name="P436" text:outline-level="2"><text:bookmark-start text:name="Cause-and-Effect-Analysis"/><text:bookmark-end text:name="Cause-and-Effect-Analysis"/>Cause and Effect Analysis</text:h>
      <text:p text:style-name="P437"><text:span text:style-name="T438"><text:tab/></text:span><text:span text:style-name="T439"><text:s/></text:span><text:span text:style-name="T440">Cause <text:s/></text:span><text:span text:style-name="T441">=<text:s/></text:span><text:span text:style-name="T442">X</text:span></text:p>
      <text:p text:style-name="P443"><text:span text:style-name="T444"><text:tab/></text:span><text:span text:style-name="T445"><text:s/></text:span><text:span text:style-name="T446">Effect<text:s/></text:span><text:span text:style-name="T447">=<text:s/></text:span><text:span text:style-name="T448">Y</text:span></text:p>
      <text:p text:style-name="P449"/>
      <text:p text:style-name="P450"><text:span text:style-name="T451"><text:s/></text:span><text:span text:style-name="T452"><text:tab/></text:span><text:span text:style-name="T453">Find best fit line using MSE</text:span></text:p>
      <text:p text:style-name="P454"><text:span text:style-name="T455"><text:s/></text:span><text:span text:style-name="T456"><text:tab/></text:span><text:span text:style-name="T457">Residules<text:s/></text:span><text:span text:style-name="T458">=<text:s/></text:span><text:span text:style-name="T459">y actual<text:s/></text:span><text:span text:style-name="T460">-<text:s/></text:span><text:span text:style-name="T461">ypred</text:span></text:p>
      <text:h text:style-name="P462" text:outline-level="2"><text:bookmark-start text:name="Choosing-Regression-Algorithms:"/><text:bookmark-end text:name="Choosing-Regression-Algorithms:"/><text:span text:style-name="T463">Choosing Regression Algorithms</text:span><text:span text:style-name="T464">:</text:span></text:h>
      <text:p text:style-name="P465"/>
      <text:h text:style-name="P466" text:outline-level="4"><text:bookmark-start text:name="Feature-Size----------Dataset-Size------"/><text:bookmark-end text:name="Feature-Size----------Dataset-Size------"/>Feature Size Dataset Size Algorithm</text:h>
      <text:p text:style-name="P467"/>
      <text:list text:style-name="LFO5" text:continue-numbering="true">
        <text:list-item>
          <text:p text:style-name="P468"><text:span text:style-name="T469">Many<text:s/></text:span><text:span text:style-name="T470">-<text:s/></text:span><text:span text:style-name="T471">Many Stochastic Gradient Descent SGD</text:span></text:p>
        </text:list-item>
        <text:list-item>
          <text:p text:style-name="P472"><text:span text:style-name="T473">Many Small Least Angle Regression<text:s/></text:span><text:span text:style-name="T474">(</text:span><text:span text:style-name="T475">LARS</text:span><text:span text:style-name="T476">)</text:span></text:p>
        </text:list-item>
        <text:list-item>
          <text:p text:style-name="P477">Medium Medium Lasso, Elastic Net</text:p>
        </text:list-item>
        <text:list-item>
          <text:p text:style-name="P478">Many Medium Ridge</text:p>
        </text:list-item>
        <text:list-item>
          <text:p text:style-name="P479"><text:span text:style-name="T480">Medium Small Support Vector Regression<text:s/></text:span><text:span text:style-name="T481">(</text:span><text:span text:style-name="T482">Linear Kernel</text:span></text:p>
        </text:list-item>
        <text:list-item>
          <text:p text:style-name="P483"><text:span text:style-name="T484">Few Small Support Vector Regression<text:s/></text:span><text:span text:style-name="T485">(</text:span><text:span text:style-name="T486">RPF Kernel</text:span><text:span text:style-name="T487">)</text:span></text:p>
        </text:list-item>
        <text:list-item>
          <text:p text:style-name="P488"><text:span text:style-name="T489">Medium Large Support Vector Regression</text:span><text:span text:style-name="T490">(</text:span><text:span text:style-name="T491">Linear Kernel</text:span><text:span text:style-name="T492">)</text:span></text:p>
        </text:list-item>
        <text:list-item>
          <text:p text:style-name="P493">Few Medium Decision Tree and Ensemble Methods</text:p>
        </text:list-item>
        <text:list-item>
          <text:p text:style-name="P494"><text:span text:style-name="T495">Few Large Ordinary Least Square</text:span><text:span text:style-name="T496">(</text:span><text:span text:style-name="T497">OLS</text:span><text:span text:style-name="T498">)</text:span></text:p>
        </text:list-item>
      </text:list>
      <text:h text:style-name="P499" text:outline-level="2"><text:bookmark-start text:name="Evaluation-Results-of-Regression"/><text:bookmark-end text:name="Evaluation-Results-of-Regression"/>Evaluation Results of Regression</text:h>
      <text:h text:style-name="P500" text:outline-level="3"><text:bookmark-start text:name="Adjusted-R2"/><text:bookmark-end text:name="Adjusted-R2"/>Adjusted R2</text:h>
      <text:p text:style-name="P501"><text:span text:style-name="T502"><text:tab/>Many featues has <text:s/>dataset</text:span><text:span text:style-name="T503">.<text:s/></text:span><text:span text:style-name="T504">This is better compared to r2</text:span><text:span text:style-name="T505">.</text:span></text:p>
      <text:p text:style-name="P506"><text:span text:style-name="T507"><text:tab/>Irrelevent variables are deleted</text:span><text:span text:style-name="T508">.</text:span></text:p>
      <text:h text:style-name="P509" text:outline-level="3"><text:bookmark-start text:name="Residuals"/><text:bookmark-end text:name="Residuals"/>Residuals</text:h>
      <text:h text:style-name="P510" text:outline-level="3"><text:bookmark-start text:name="F-Statistics"/><text:bookmark-end text:name="F-Statistics"/><text:span text:style-name="T511">F</text:span><text:span text:style-name="T512">-</text:span><text:span text:style-name="T513">Statistics</text:span></text:h>
      <text:p text:style-name="P514"><text:span text:style-name="T515"><text:tab/>Based on Hypothesis testing</text:span></text:p>
      <text:h text:style-name="P516" text:outline-level="3"><text:bookmark-start text:name="T-Statistics"/><text:bookmark-end text:name="T-Statistics"/><text:span text:style-name="T517">T</text:span><text:span text:style-name="T518">-</text:span><text:span text:style-name="T519">Statistics</text:span></text:h>
      <text:p text:style-name="P520"><text:span text:style-name="T521"><text:tab/>Based on Hypothesis testing</text:span></text:p>
      <text:h text:style-name="P522" text:outline-level="3"><text:bookmark-start text:name="R2"/><text:bookmark-end text:name="R2"/>R2</text:h>
      <text:p text:style-name="P523"><text:span text:style-name="T524"><text:tab/>High better model</text:span></text:p>
      <text:p text:style-name="P525"><text:span text:style-name="T526"><text:tab/>High in train<text:s/></text:span><text:span text:style-name="T527">/<text:s/></text:span><text:span text:style-name="T528">low in test<text:s/></text:span><text:span text:style-name="T529">=<text:s/></text:span><text:span text:style-name="T530">Overfit</text:span></text:p>
      <text:h text:style-name="P531" text:outline-level="3"><text:bookmark-start text:name="T--Test-----------Vs------F--Test"/><text:bookmark-end text:name="T--Test-----------Vs------F--Test"/><text:span text:style-name="T532">T</text:span><text:span text:style-name="T533">-<text:s/></text:span><text:span text:style-name="T534">Test Vs F</text:span><text:span text:style-name="T535">-<text:s/></text:span><text:span text:style-name="T536">Test</text:span></text:h>
      <text:list text:style-name="LFO6" text:continue-numbering="true">
        <text:list-item>
          <text:p text:style-name="P537">Each regression Coef | Whole model</text:p>
        </text:list-item>
        <text:list-item>
          <text:p text:style-name="P538">Null Hypothesis 0 | Null Hypothesis is 0</text:p>
        </text:list-item>
        <text:list-item>
          <text:p text:style-name="P539">Evulate each variable | Evaluate overall model</text:p>
        </text:list-item>
        <text:list-item>
          <text:p text:style-name="P540">Widely used | Rarely used</text:p>
        </text:list-item>
      </text:list>
      <text:h text:style-name="P541" text:outline-level="1"><text:bookmark-start text:name="Classification"/><text:bookmark-end text:name="Classification"/>Classification</text:h>
      <text:h text:style-name="P542" text:outline-level="2"><text:bookmark-start text:name="Types-of-Classification:"/><text:bookmark-end text:name="Types-of-Classification:"/><text:span text:style-name="T543">Types of Classification</text:span><text:span text:style-name="T544">:</text:span></text:h>
      <text:h text:style-name="P545" text:outline-level="5"><text:bookmark-start text:name="Binary"/><text:bookmark-end text:name="Binary"/>Binary</text:h>
      <text:p text:style-name="P546"><text:span text:style-name="T547"><text:tab/>Yes<text:s/></text:span><text:span text:style-name="T548">/<text:s/></text:span><text:span text:style-name="T549">No</text:span></text:p>
      <text:h text:style-name="P550" text:outline-level="3"><text:bookmark-start text:name="Multi-Class"/><text:bookmark-end text:name="Multi-Class"/>Multi Class</text:h>
      <text:p text:style-name="P551"><text:span text:style-name="T552"><text:tab/>Digit Classification<text:s/></text:span><text:span text:style-name="T553">[</text:span><text:span text:style-name="T554">0 to 9</text:span><text:span text:style-name="T555">]</text:span></text:p>
      <text:p text:style-name="P556"><text:span text:style-name="T557"><text:tab/>Logistic Regression</text:span></text:p>
      <text:p text:style-name="P558"><text:span text:style-name="T559"><text:tab/>Support Vector Machines</text:span></text:p>
      <text:p text:style-name="P560"><text:span text:style-name="T561"><text:tab/>Naive Bayes</text:span></text:p>
      <text:p text:style-name="P562"><text:span text:style-name="T563"><text:tab/>One vs all</text:span><text:span text:style-name="T564">:<text:s/></text:span><text:span text:style-name="T565">train 10 binary classifiers</text:span></text:p>
      <text:p text:style-name="P566"><text:span text:style-name="T567"><text:tab/></text:span><text:span text:style-name="T568"><text:s text:c="4"/></text:span><text:span text:style-name="T569">0 or not 0</text:span></text:p>
      <text:p text:style-name="P570"><text:span text:style-name="T571"><text:tab/></text:span><text:span text:style-name="T572"><text:s text:c="4"/></text:span><text:span text:style-name="T573">1 or not 1</text:span></text:p>
      <text:p text:style-name="P574"><text:span text:style-name="T575"><text:tab/></text:span><text:span text:style-name="T576"><text:s text:c="4"/></text:span><text:span text:style-name="T577">2 or not 2</text:span></text:p>
      <text:p text:style-name="P578"/>
      <text:p text:style-name="P579"><text:span text:style-name="T580"><text:tab/>One vs One</text:span><text:span text:style-name="T581">:<text:s/></text:span><text:span text:style-name="T582">train 45 binary classifiers</text:span></text:p>
      <text:p text:style-name="P583"><text:span text:style-name="T584"><text:tab/></text:span><text:span text:style-name="T585"><text:s text:c="4"/></text:span><text:span text:style-name="T586">0 vs 1, 0 vs 2, 0 vs 3 and so on</text:span></text:p>
      <text:p text:style-name="P587"><text:span text:style-name="T588"><text:tab/></text:span><text:span text:style-name="T589"><text:s/></text:span><text:span text:style-name="T590"><text:tab/></text:span><text:span text:style-name="T591">N</text:span><text:span text:style-name="T592">(</text:span><text:span text:style-name="T593">N</text:span><text:span text:style-name="T594">-</text:span><text:span text:style-name="T595">1</text:span><text:span text:style-name="T596">)/</text:span><text:span text:style-name="T597">2<text:s/></text:span><text:span text:style-name="T598">=<text:s/></text:span><text:span text:style-name="T599">10</text:span><text:span text:style-name="T600">*(</text:span><text:span text:style-name="T601">9</text:span><text:span text:style-name="T602">)/</text:span><text:span text:style-name="T603">2<text:s/></text:span><text:span text:style-name="T604">=<text:s/></text:span><text:span text:style-name="T605">45</text:span></text:p>
      <text:h text:style-name="P606" text:outline-level="3"><text:bookmark-start text:name="Multi-Label"/><text:bookmark-end text:name="Multi-Label"/>Multi Label</text:h>
      <text:p text:style-name="P607"><text:span text:style-name="T608"><text:tab/></text:span><text:span text:style-name="T609">(</text:span><text:span text:style-name="T610">True, Female</text:span><text:span text:style-name="T611">)</text:span><text:span text:style-name="T612">,<text:s/></text:span><text:span text:style-name="T613">(</text:span><text:span text:style-name="T614">False, Female</text:span><text:span text:style-name="T615">)</text:span></text:p>
      <text:h text:style-name="P616" text:outline-level="3"><text:bookmark-start text:name="Multi-Output"/><text:bookmark-end text:name="Multi-Output"/><text:soft-page-break/>Multi Output</text:h>
      <text:p text:style-name="P617"><text:span text:style-name="T618"><text:tab/>Combination of both multi class and multi label</text:span></text:p>
      <text:h text:style-name="P619" text:outline-level="2"><text:bookmark-start text:name="Choosing-Classification-Algorithms:"/><text:bookmark-end text:name="Choosing-Classification-Algorithms:"/><text:span text:style-name="T620">Choosing Classification Algorithms</text:span><text:span text:style-name="T621">:</text:span></text:h>
      <text:p text:style-name="P622"><text:span text:style-name="T623"><draw:custom-shape svg:x="4.66102in" svg:y="2.8689in" svg:width="1.17708in" svg:height="0.38542in" draw:z-index="3" draw:id="id0" draw:style-name="a0" draw:name="Shape3" text:anchor-type="paragraph"><svg:title/><svg:desc/><text:p text:style-name="Normal">KN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24"><draw:custom-shape svg:x="1.92441in" svg:y="0.7437in" svg:width="1.00139in" svg:height="0.97986in" draw:z-index="251659264" draw:id="id1" draw:style-name="a1" draw:name="Shape2" text:anchor-type="paragraph"><svg:title/><svg:desc/><text:p text:style-name="Normal">&lt;100k</text:p><text:p text:style-name="Normal">samples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625"><draw:custom-shape svg:x="3.46338in" svg:y="1.63976in" svg:width="1.08333in" svg:height="0.375in" draw:z-index="2" draw:id="id2" draw:style-name="a2" draw:name="Shape1" text:anchor-type="paragraph"><svg:title/><svg:desc/><text:p text:style-name="Normal">Linear SVC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26"><draw:custom-shape svg:x="4.68189in" svg:y="3.44173in" svg:width="1.17986in" svg:height="0.38819in" draw:z-index="4" draw:id="id3" draw:style-name="a3" draw:name="Shape3" text:anchor-type="paragraph"><svg:title/><svg:desc/><text:p text:style-name="Normal">SVC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27"><draw:custom-shape svg:x="4.67165in" svg:y="3.94173in" svg:width="1.58333in" svg:height="0.4375in" draw:z-index="5" draw:id="id4" draw:style-name="a4" draw:name="Shape3" text:anchor-type="paragraph"><svg:title/><svg:desc/><text:p text:style-name="Normal"><text:s text:c="2"/>Ensemble Classifiers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28"><draw:custom-shape svg:x="0.20276in" svg:y="2.47283in" svg:width="1.60417in" svg:height="0.375in" draw:z-index="6" draw:id="id5" draw:style-name="a5" draw:name="Shape1" text:anchor-type="paragraph"><svg:title/><svg:desc/><text:p text:style-name="Normal">Kernel Approximatio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29"><draw:custom-shape svg:x="1.65079in" svg:y="3.09803in" svg:width="1.30486in" svg:height="0.375in" draw:z-index="7" draw:id="id6" draw:style-name="a6" draw:name="Shape1" text:anchor-type="paragraph"><svg:title/><svg:desc/><text:p text:style-name="Normal">Naive Bayes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30"><draw:custom-shape svg:x="0.25472in" svg:y="1.60827in" svg:width="1.08333in" svg:height="0.375in" draw:z-index="8" draw:id="id7" draw:style-name="a7" draw:name="Shape1" text:anchor-type="paragraph"><svg:title/><svg:desc/><text:p text:style-name="Normal">SGD Classifi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31"><draw:custom-shape svg:x="3.49449in" svg:y="2.1811in" svg:width="1.05486in" svg:height="0.86458in" draw:z-index="9" draw:id="id8" draw:style-name="a8" draw:name="Shape4" text:anchor-type="paragraph"><svg:title/><svg:desc/><text:p text:style-name="Normal">Text Data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632"><draw:connector draw:type="line" svg:x1="2.92559in" svg:y1="1.24319in" svg:x2="3.97628in" svg:y2="1.23346in" draw:z-index="251658240" draw:id="id9" draw:style-name="a9" draw:name="Shape5" text:anchor-type="paragraph"><svg:title/><svg:desc/></draw:connector></text:span><text:span text:style-name="T633"><draw:connector draw:type="line" svg:x1="0.87362in" svg:y1="1.24319in" svg:x2="1.92432in" svg:y2="1.23346in" draw:z-index="10" draw:id="id10" draw:style-name="a10" draw:name="Shape5" text:anchor-type="paragraph"><svg:title/><svg:desc/></draw:connector></text:span><text:span text:style-name="T634"><draw:connector draw:type="line" svg:x1="0.87362in" svg:y1="1.60846in" svg:x2="0.87362in" svg:y2="1.23346in" draw:z-index="11" draw:id="id11" draw:style-name="a11" draw:name="Shape5" text:anchor-type="paragraph"><svg:title/><svg:desc/></draw:connector></text:span><text:span text:style-name="T635"><draw:connector draw:type="line" svg:x1="3.97581in" svg:y1="1.6187in" svg:x2="3.95984in" svg:y2="1.2437in" draw:z-index="12" draw:id="id12" draw:style-name="a12" draw:name="Shape5" text:anchor-type="paragraph"><svg:title/><svg:desc/></draw:connector></text:span><text:span text:style-name="T636"><draw:connector draw:type="line" svg:x1="4.00157in" svg:y1="2.18054in" svg:x2="4.00157in" svg:y2="2.01457in" draw:z-index="13" draw:id="id13" draw:style-name="a13" draw:name="Shape5" text:anchor-type="paragraph"><svg:title/><svg:desc/></draw:connector></text:span><text:span text:style-name="T637"><draw:connector draw:type="line" svg:x1="5.23071in" svg:y1="3.44114in" svg:x2="5.23071in" svg:y2="3.25433in" draw:z-index="14" draw:id="id14" draw:style-name="a14" draw:name="Shape5" text:anchor-type="paragraph"><svg:title/><svg:desc/></draw:connector></text:span><text:span text:style-name="T638"><draw:connector draw:type="line" svg:x1="5.20551in" svg:y1="2.86799in" svg:x2="5.20551in" svg:y2="2.60827in" draw:z-index="15" draw:id="id15" draw:style-name="a15" draw:name="Shape5" text:anchor-type="paragraph"><svg:title/><svg:desc/></draw:connector></text:span><text:span text:style-name="T639"><draw:connector draw:type="line" svg:x1="5.23071in" svg:y1="3.94173in" svg:x2="5.23071in" svg:y2="3.82992in" draw:z-index="16" draw:id="id16" draw:style-name="a16" draw:name="Shape5" text:anchor-type="paragraph"><svg:title/><svg:desc/></draw:connector></text:span><text:span text:style-name="T640"><draw:connector draw:type="line" svg:x1="0.83465in" svg:y1="2.47305in" svg:x2="0.83465in" svg:y2="1.98346in" draw:z-index="17" draw:id="id17" draw:style-name="a17" draw:name="Shape5" text:anchor-type="paragraph"><svg:title/><svg:desc/></draw:connector></text:span><text:span text:style-name="T641"><draw:connector draw:type="line" svg:x1="2.33465in" svg:y1="3.09785in" svg:x2="2.33465in" svg:y2="2.60827in" draw:z-index="18" draw:id="id18" draw:style-name="a18" draw:name="Shape5" text:anchor-type="paragraph"><svg:title/><svg:desc/></draw:connector></text:span><text:span text:style-name="T642"><draw:connector draw:type="line" svg:x1="2.33465in" svg:y1="2.60827in" svg:x2="3.49437in" svg:y2="2.60827in" draw:z-index="19" draw:id="id19" draw:style-name="a19" draw:name="Shape5" text:anchor-type="paragraph"><svg:title/><svg:desc/></draw:connector></text:span><text:span text:style-name="T643"><draw:connector draw:type="line" svg:x1="4.54921in" svg:y1="2.60827in" svg:x2="5.20546in" svg:y2="2.60827in" draw:z-index="20" draw:id="id20" draw:style-name="a20" draw:name="Shape5" text:anchor-type="paragraph"><svg:title/><svg:desc/></draw:connector></text:span></text:p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><text:span text:style-name="T660">Classification Evaluation</text:span><text:span text:style-name="T661">:</text:span></text:p>
      <text:p text:style-name="P662"><text:span text:style-name="T663"><text:tab/></text:span><text:span text:style-name="T664">Confusion Matrix</text:span><text:span text:style-name="T665">:</text:span></text:p>
      <text:p text:style-name="P666"><text:tab/><text:tab/></text:p>
      <text:p text:style-name="P667"><text:tab/></text:p>
      <table:table table:style-name="Table668">
        <table:table-columns>
          <table:table-column table:style-name="TableColumn669"/>
          <table:table-column table:style-name="TableColumn670"/>
          <table:table-column table:style-name="TableColumn671"/>
        </table:table-columns>
        <table:table-row table:style-name="TableRow672">
          <table:table-cell table:style-name="TableCell673">
            <text:p text:style-name="P674"><text:span text:style-name="T675">Predicted</text:span><text:span text:style-name="T676">/</text:span></text:p>
            <text:p text:style-name="P677">Actual</text:p>
          </table:table-cell>
          <table:table-cell table:style-name="TableCell678">
            <text:p text:style-name="P679">No<text:s/>Cancer</text:p>
          </table:table-cell>
          <table:table-cell table:style-name="TableCell680">
            <text:p text:style-name="P681">Cancer</text:p>
          </table:table-cell>
        </table:table-row>
        <table:table-row table:style-name="TableRow682">
          <table:table-cell table:style-name="TableCell683">
            <text:p text:style-name="P684">No<text:s/>Cancer</text:p>
          </table:table-cell>
          <table:table-cell table:style-name="TableCell685">
            <text:p text:style-name="P686">TN<text:s text:c="2"/>10</text:p>
          </table:table-cell>
          <table:table-cell table:style-name="TableCell687">
            <text:p text:style-name="P688">FP<text:s text:c="2"/>5</text:p>
          </table:table-cell>
        </table:table-row>
        <table:table-row table:style-name="TableRow689">
          <table:table-cell table:style-name="TableCell690">
            <text:p text:style-name="P691">Cancer</text:p>
          </table:table-cell>
          <table:table-cell table:style-name="TableCell692">
            <text:p text:style-name="P693">FN<text:s text:c="2"/>4</text:p>
          </table:table-cell>
          <table:table-cell table:style-name="TableCell694">
            <text:p text:style-name="P695">TP<text:s text:c="2"/>10</text:p>
          </table:table-cell>
        </table:table-row>
      </table:table>
      <text:p text:style-name="P696"/>
      <text:p text:style-name="P697"><text:span text:style-name="T698">Accuracy<text:s/></text:span><text:span text:style-name="T699">=<text:s/></text:span><text:span text:style-name="T700">TP<text:s/></text:span><text:span text:style-name="T701">+<text:s/></text:span><text:span text:style-name="T702">TN<text:s/></text:span><text:span text:style-name="T703">/<text:s/></text:span><text:span text:style-name="T704">No of Instances</text:span></text:p>
      <text:p text:style-name="P705"/>
      <text:p text:style-name="P706"><text:span text:style-name="T707">Precision<text:s/></text:span><text:span text:style-name="T708">:<text:s/></text:span><text:span text:style-name="T709">Accuracy of flag no cancer</text:span></text:p>
      <text:p text:style-name="P710"><text:span text:style-name="T711"><text:tab/></text:span><text:span text:style-name="T712">=<text:s/></text:span><text:span text:style-name="T713">TP</text:span><text:span text:style-name="T714">/<text:s/></text:span><text:span text:style-name="T715">TP</text:span><text:span text:style-name="T716">+</text:span><text:span text:style-name="T717">FP</text:span></text:p>
      <text:p text:style-name="P718"><text:tab/></text:p>
      <text:p text:style-name="P719"><text:span text:style-name="T720">Recall<text:s/></text:span><text:span text:style-name="T721">:<text:s/></text:span><text:span text:style-name="T722">Accuracy of flag cancer</text:span></text:p>
      <text:p text:style-name="P723"><text:span text:style-name="T724"><text:tab/></text:span><text:span text:style-name="T725">=<text:s/></text:span><text:span text:style-name="T726">TP</text:span><text:span text:style-name="T727">/<text:s/></text:span><text:span text:style-name="T728">TP<text:s/></text:span><text:span text:style-name="T729">+<text:s/></text:span><text:span text:style-name="T730">FN</text:span></text:p>
      <text:p text:style-name="P731"/>
      <text:h text:style-name="Heading2" text:outline-level="2"><text:span text:style-name="T732">Clustering</text:span><text:span text:style-name="T733">:</text:span></text:h>
      <text:p text:style-name="P734"/>
      <text:p text:style-name="P735"><text:span text:style-name="T736">Use Cases</text:span><text:span text:style-name="T737">:</text:span></text:p>
      <text:p text:style-name="P738"><text:tab/>May like the same kind of music</text:p>
      <text:p text:style-name="P739"><text:tab/>May have gone to the same school</text:p>
      <text:p text:style-name="P740"><text:tab/>May have kids an same age</text:p>
      <text:p text:style-name="P741"/>
      <text:p text:style-name="P742">Distance is used to divide the cluster</text:p>
      <table:table table:style-name="Table743">
        <table:table-columns>
          <table:table-column table:style-name="TableColumn744"/>
          <table:table-column table:style-name="TableColumn745"/>
          <table:table-column table:style-name="TableColumn746"/>
          <table:table-column table:style-name="TableColumn747"/>
        </table:table-columns>
        <table:table-row table:style-name="TableRow748">
          <table:table-cell table:style-name="TableCell749">
            <text:soft-page-break/>
            <text:p text:style-name="P750"><text:span text:style-name="T751">DataSet</text:span><text:span text:style-name="T752">/</text:span></text:p>
            <text:p text:style-name="P753">Features</text:p>
          </table:table-cell>
          <table:table-cell table:style-name="TableCell754">
            <text:p text:style-name="P755">Small</text:p>
          </table:table-cell>
          <table:table-cell table:style-name="TableCell756">
            <text:p text:style-name="P757">Medium</text:p>
          </table:table-cell>
          <table:table-cell table:style-name="TableCell758">
            <text:p text:style-name="P759">Large</text:p>
          </table:table-cell>
        </table:table-row>
        <table:table-row table:style-name="TableRow760">
          <table:table-cell table:style-name="TableCell761">
            <text:p text:style-name="P762">Many</text:p>
          </table:table-cell>
          <table:table-cell table:style-name="TableCell763">
            <text:p text:style-name="P764"><text:span text:style-name="T765">Mean</text:span><text:span text:style-name="T766">-</text:span><text:span text:style-name="T767">shift</text:span></text:p>
            <text:p text:style-name="P768">Affinity Propogation</text:p>
          </table:table-cell>
          <table:table-cell table:style-name="TableCell769">
            <text:p text:style-name="P770"/>
          </table:table-cell>
          <table:table-cell table:style-name="TableCell771">
            <text:p text:style-name="P772">Birch Aggiomerative</text:p>
          </table:table-cell>
        </table:table-row>
        <table:table-row table:style-name="TableRow773">
          <table:table-cell table:style-name="TableCell774">
            <text:p text:style-name="P775">Moderate</text:p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>K means DBSCAN</text:p>
          </table:table-cell>
        </table:table-row>
        <table:table-row table:style-name="TableRow782">
          <table:table-cell table:style-name="TableCell783">
            <text:p text:style-name="P784">Few</text:p>
          </table:table-cell>
          <table:table-cell table:style-name="TableCell785">
            <text:p text:style-name="P786"/>
          </table:table-cell>
          <table:table-cell table:style-name="TableCell787">
            <text:p text:style-name="P788">Spectral</text:p>
          </table:table-cell>
          <table:table-cell table:style-name="TableCell789">
            <text:p text:style-name="P790"/>
          </table:table-cell>
        </table:table-row>
      </table:table>
      <text:p text:style-name="P791"/>
      <text:p text:style-name="P792">Cluster Evaluation:</text:p>
      <text:p text:style-name="P793"/>
      <text:p text:style-name="P794"><text:tab/>Silhouette Score</text:p>
      <text:p text:style-name="P795"><text:span text:style-name="T796"><text:tab/></text:span><text:span text:style-name="T797"><text:tab/></text:span><text:span text:style-name="T798">High – Better Prediction</text:span></text:p>
      <text:h text:style-name="P799" text:outline-level="2">Curse of dimensionality reduction</text:h>
      <text:p text:style-name="P800"><text:tab/>Problem in visualization</text:p>
      <text:p text:style-name="P801"><text:tab/><text:tab/>EDA Exploratory Data Analytics</text:p>
      <text:p text:style-name="P802"><text:tab/><text:tab/><text:tab/>Find Outliers</text:p>
      <text:p text:style-name="P803"><text:tab/><text:tab/><text:tab/>Anomaly Detection</text:p>
      <text:p text:style-name="P804"><text:tab/><text:tab/><text:tab/>Find Relationship</text:p>
      <text:p text:style-name="Textbody"><text:span text:style-name="T805"><text:tab/></text:span><text:span text:style-name="T806"><text:tab/>Cause</text:span><text:span text:style-name="T807">:</text:span></text:p>
      <text:p text:style-name="P808"><text:tab/><text:tab/><text:tab/>More Features</text:p>
      <text:p text:style-name="P809"><text:tab/>Problem in Training</text:p>
      <text:p text:style-name="Textbody"><text:span text:style-name="T810"><text:tab/></text:span><text:span text:style-name="T811"><text:tab/>Causes</text:span><text:span text:style-name="T812">:</text:span></text:p>
      <text:p text:style-name="P813"><text:tab/><text:tab/><text:tab/>Time Consuming</text:p>
      <text:p text:style-name="P814"><text:tab/><text:tab/><text:tab/>No of Parameters</text:p>
      <text:p text:style-name="P815"><text:tab/><text:tab/><text:tab/>High Cost real world</text:p>
      <text:p text:style-name="P816"><text:tab/>Problem in Prediction</text:p>
      <text:p text:style-name="Textbody"><text:span text:style-name="T817"><text:tab/></text:span><text:span text:style-name="T818"><text:tab/>Causes</text:span><text:span text:style-name="T819">:</text:span></text:p>
      <text:p text:style-name="P820"><text:tab/><text:tab/><text:tab/>Dimensionality grows, search space excited</text:p>
      <text:p text:style-name="P821"/>
      <text:p text:style-name="Textbody"><text:span text:style-name="T822"><text:tab/>Reducing Complexity</text:span><text:span text:style-name="T823">:</text:span></text:p>
      <text:p text:style-name="Textbody"><text:span text:style-name="T824"><text:tab/></text:span><text:span text:style-name="T825"><text:tab/>Feature Selection<text:s/></text:span><text:span text:style-name="T826">:</text:span></text:p>
      <text:p text:style-name="P827"><text:tab/><text:tab/><text:tab/>Variance Thresholding</text:p>
      <text:p text:style-name="P828"><text:tab/><text:tab/><text:tab/>ANOVA</text:p>
      <text:p text:style-name="P829"><text:tab/><text:tab/><text:tab/>Mutual Info Regression</text:p>
      <text:p text:style-name="Textbody"><text:span text:style-name="T830"><text:tab/></text:span><text:span text:style-name="T831"><text:tab/>Dimen</text:span><text:span text:style-name="T832">si</text:span><text:span text:style-name="T833">onality Reduction</text:span><text:span text:style-name="T834">:</text:span><text:span text:style-name="T835"><text:tab/></text:span></text:p>
      <text:p text:style-name="Textbody"><text:span text:style-name="T836"><text:tab/></text:span><text:span text:style-name="T837"><text:tab/></text:span><text:span text:style-name="T838"><text:tab/>Projection<text:s/></text:span><text:span text:style-name="T839">-<text:s/></text:span><text:span text:style-name="T840">linear</text:span></text:p>
      <text:soft-page-break/>
      <text:p text:style-name="P841"><text:tab/><text:tab/><text:tab/><text:tab/>PCA, LDA, QDA</text:p>
      <text:p text:style-name="Textbody"><text:span text:style-name="T842"><text:tab/></text:span><text:span text:style-name="T843"><text:tab/></text:span><text:span text:style-name="T844"><text:tab/>Manifold Learning<text:s/></text:span><text:span text:style-name="T845">–<text:s/></text:span><text:span text:style-name="T846">Non linear</text:span></text:p>
      <text:p text:style-name="P847"><text:tab/><text:tab/><text:tab/><text:tab/>Swiss Roll, S Curve</text:p>
      <text:p text:style-name="P848"><text:tab/><text:tab/><text:tab/><text:tab/>Isomap, Kernel PCA</text:p>
      <text:p text:style-name="Textbody"><text:span text:style-name="T849"><text:tab/></text:span><text:span text:style-name="T850"><text:tab/></text:span><text:span text:style-name="T851"><text:tab/>AutoEncoding<text:s/></text:span><text:span text:style-name="T852">–<text:s/></text:span><text:span text:style-name="T853">video, images</text:span></text:p>
      <text:p text:style-name="P854"><text:tab/><text:tab/><text:tab/><text:tab/>Neural Network</text:p>
      <text:p text:style-name="P855"/>
      <text:p text:style-name="P856">ML Workflow:</text:p>
      <text:p text:style-name="Textbody"><text:span text:style-name="T857"><draw:connector draw:type="line" svg:x1="6.49375in" svg:y1="0.77569in" svg:x2="6.50417in" svg:y2="1.28611in" draw:z-index="251703296" draw:id="id21" draw:style-name="a22" draw:name="Straight Arrow Connector 51" text:anchor-type="paragraph"><svg:title/><svg:desc/></draw:connector></text:span><text:span text:style-name="T858"><draw:connector draw:type="line" svg:x1="5.7125in" svg:y1="0.46319in" svg:x2="6.025in" svg:y2="0.46319in" draw:z-index="251702272" draw:id="id22" draw:style-name="a24" draw:name="Straight Arrow Connector 50" text:anchor-type="paragraph"><svg:title/><svg:desc/></draw:connector></text:span><text:span text:style-name="T859"><draw:connector draw:type="line" svg:x1="4.31667in" svg:y1="0.47361in" svg:x2="4.66042in" svg:y2="0.47361in" draw:z-index="251701248" draw:id="id23" draw:style-name="a26" draw:name="Straight Arrow Connector 49" text:anchor-type="paragraph"><svg:title/><svg:desc/></draw:connector></text:span><text:span text:style-name="T860"><draw:connector draw:type="line" svg:x1="2.79583in" svg:y1="0.48403in" svg:x2="3.275in" svg:y2="0.48403in" draw:z-index="251700224" draw:id="id24" draw:style-name="a28" draw:name="Straight Arrow Connector 48" text:anchor-type="paragraph"><svg:title/><svg:desc/></draw:connector></text:span><text:span text:style-name="T861"><draw:connector draw:type="line" svg:x1="1.48333in" svg:y1="0.48403in" svg:x2="1.73333in" svg:y2="0.48403in" draw:z-index="251699200" draw:id="id25" draw:style-name="a30" draw:name="Straight Arrow Connector 47" text:anchor-type="paragraph"><svg:title/><svg:desc/></draw:connector></text:span><text:span text:style-name="T862"><draw:connector draw:type="line" svg:x1="5.93125in" svg:y1="1.52569in" svg:x2="5.73333in" svg:y2="1.53611in" draw:z-index="251698176" draw:id="id26" draw:style-name="a32" draw:name="Straight Arrow Connector 46" text:anchor-type="paragraph"><svg:title/><svg:desc/></draw:connector></text:span><text:span text:style-name="T863"><draw:connector draw:type="line" svg:x1="2.74375in" svg:y1="2.42153in" svg:x2="2.9625in" svg:y2="2.42153in" draw:z-index="251697152" draw:id="id27" draw:style-name="a34" draw:name="Straight Arrow Connector 45" text:anchor-type="paragraph"><svg:title/><svg:desc/></draw:connector></text:span><text:span text:style-name="T864"><draw:connector draw:type="line" svg:x1="2.20208in" svg:y1="1.70278in" svg:x2="2.20208in" svg:y2="2.09861in" draw:z-index="251696128" draw:id="id28" draw:style-name="a36" draw:name="Straight Arrow Connector 44" text:anchor-type="paragraph"><svg:title/><svg:desc/></draw:connector></text:span><text:span text:style-name="T865"><draw:connector draw:type="line" svg:x1="3.29583in" svg:y1="1.45278in" svg:x2="2.76458in" svg:y2="1.46319in" draw:z-index="251695104" draw:id="id29" draw:style-name="a38" draw:name="Straight Arrow Connector 43" text:anchor-type="paragraph"><svg:title/><svg:desc/></draw:connector></text:span><text:span text:style-name="T866"><draw:connector draw:type="line" svg:x1="4.7125in" svg:y1="1.52569in" svg:x2="4.3375in" svg:y2="1.52569in" draw:z-index="251694080" draw:id="id30" draw:style-name="a40" draw:name="Straight Arrow Connector 42" text:anchor-type="paragraph"><svg:title/><svg:desc/></draw:connector></text:span><text:span text:style-name="T867"><draw:connector draw:type="line" svg:x1="5.23333in" svg:y1="2.07778in" svg:x2="5.23333in" svg:y2="1.77569in" draw:z-index="251693056" draw:id="id31" draw:style-name="a42" draw:name="Straight Arrow Connector 41" text:anchor-type="paragraph"><svg:title/><svg:desc/></draw:connector></text:span><text:span text:style-name="T868"><draw:connector draw:type="line" svg:x1="4.31667in" svg:y1="3.40069in" svg:x2="4.80625in" svg:y2="3.40069in" draw:z-index="251692032" draw:id="id32" draw:style-name="a44" draw:name="Straight Arrow Connector 40" text:anchor-type="paragraph"><svg:title/><svg:desc/></draw:connector></text:span><text:span text:style-name="T869"><draw:connector draw:type="line" svg:x1="2.8375in" svg:y1="3.39028in" svg:x2="3.29583in" svg:y2="3.39028in" draw:z-index="251691008" draw:id="id33" draw:style-name="a46" draw:name="Straight Arrow Connector 39" text:anchor-type="paragraph"><svg:title/><svg:desc/></draw:connector></text:span><text:span text:style-name="T870"><draw:connector draw:type="line" svg:x1="4.55625in" svg:y1="2.41111in" svg:x2="4.73333in" svg:y2="2.41111in" draw:z-index="251689984" draw:id="id34" draw:style-name="a48" draw:name="Straight Arrow Connector 38" text:anchor-type="paragraph"><svg:title/><svg:desc/></draw:connector></text:span><text:span text:style-name="T871"><draw:connector draw:type="line" svg:x1="3.73333in" svg:y1="2.76528in" svg:x2="3.73333in" svg:y2="3.10903in" draw:z-index="251688960" draw:id="id35" draw:style-name="a50" draw:name="Straight Arrow Connector 37" text:anchor-type="paragraph"><svg:title/><svg:desc/></draw:connector></text:span><text:span text:style-name="T872"><draw:custom-shape svg:x="2.93125in" svg:y="2.06736in" svg:width="1.63542in" svg:height="0.69792in" draw:z-index="251687936" draw:id="id36" draw:style-name="a51" draw:name="Diamond 36" text:anchor-type="paragraph"><svg:title/><svg:desc/><text:p text:style-name="P873">Satisfied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874"><draw:custom-shape svg:x="3.25417in" svg:y="3.08819in" svg:width="1.0625in" svg:height="0.79167in" draw:z-index="251684864" draw:id="id37" draw:style-name="a52" draw:name="Rectangle 34" text:anchor-type="paragraph"><svg:title/><svg:desc/><text:p text:style-name="P875">Fit the model for prediction</text:p><draw:enhanced-geometry draw:type="non-primitive" svg:viewBox="0 0 21600 21600" draw:enhanced-path="M 0 0 L 21600 0 21600 21600 0 21600 Z N"/></draw:custom-shape></text:span><text:span text:style-name="T876"><draw:custom-shape svg:x="3.28542in" svg:y="1.20278in" svg:width="1.0625in" svg:height="0.66667in" draw:z-index="251672576" draw:id="id38" draw:style-name="a53" draw:name="Rectangle 28" text:anchor-type="paragraph"><svg:title/><svg:desc/><text:p text:style-name="P877">Choose Validation Method</text:p><draw:enhanced-geometry draw:type="non-primitive" svg:viewBox="0 0 21600 21600" draw:enhanced-path="M 0 0 L 21600 0 21600 21600 0 21600 Z N"/></draw:custom-shape></text:span><text:span text:style-name="T878"><draw:custom-shape svg:x="4.76458in" svg:y="3.10903in" svg:width="1.0625in" svg:height="0.5625in" draw:z-index="251682816" draw:id="id39" draw:style-name="a54" draw:name="Rectangle 33" text:anchor-type="paragraph"><svg:title/><svg:desc/><text:p text:style-name="P879">Prediction<text:s/></text:p><draw:enhanced-geometry draw:type="non-primitive" svg:viewBox="0 0 21600 21600" draw:enhanced-path="M 0 0 L 21600 0 21600 21600 0 21600 Z N"/></draw:custom-shape></text:span><text:span text:style-name="T880"><draw:custom-shape svg:x="1.76458in" svg:y="3.09861in" svg:width="1.0625in" svg:height="0.5625in" draw:z-index="251686912" draw:id="id40" draw:style-name="a55" draw:name="Rectangle 35" text:anchor-type="paragraph"><svg:title/><svg:desc/><text:p text:style-name="Normal">New Data</text:p><draw:enhanced-geometry draw:type="non-primitive" svg:viewBox="0 0 21600 21600" draw:enhanced-path="M 0 0 L 21600 0 21600 21600 0 21600 Z N"/></draw:custom-shape></text:span><text:span text:style-name="T881"><draw:custom-shape svg:x="4.70208in" svg:y="2.06736in" svg:width="1.0625in" svg:height="0.5625in" draw:z-index="251676672" draw:id="id41" draw:style-name="a56" draw:name="Rectangle 30" text:anchor-type="paragraph"><svg:title/><svg:desc/><text:p text:style-name="P882">Update Model</text:p><draw:enhanced-geometry draw:type="non-primitive" svg:viewBox="0 0 21600 21600" draw:enhanced-path="M 0 0 L 21600 0 21600 21600 0 21600 Z N"/></draw:custom-shape></text:span><text:span text:style-name="T883"><draw:custom-shape svg:x="1.68125in" svg:y="2.08819in" svg:width="1.0625in" svg:height="0.5625in" draw:z-index="251678720" draw:id="id42" draw:style-name="a57" draw:name="Rectangle 31" text:anchor-type="paragraph"><svg:title/><svg:desc/><text:p text:style-name="Normal">Examine Fit update</text:p><draw:enhanced-geometry draw:type="non-primitive" svg:viewBox="0 0 21600 21600" draw:enhanced-path="M 0 0 L 21600 0 21600 21600 0 21600 Z N"/></draw:custom-shape></text:span><text:span text:style-name="T884"><draw:custom-shape svg:x="5.93125in" svg:y="1.26528in" svg:width="1.0625in" svg:height="0.5625in" draw:z-index="251680768" draw:id="id43" draw:style-name="a58" draw:name="Rectangle 32" text:anchor-type="paragraph"><svg:title/><svg:desc/><text:p text:style-name="P885">Fit a Model</text:p><draw:enhanced-geometry draw:type="non-primitive" svg:viewBox="0 0 21600 21600" draw:enhanced-path="M 0 0 L 21600 0 21600 21600 0 21600 Z N"/></draw:custom-shape></text:span><text:span text:style-name="T886"><draw:custom-shape svg:x="4.69792in" svg:y="1.24931in" svg:width="1.0625in" svg:height="0.5625in" draw:z-index="251670528" draw:id="id44" draw:style-name="a59" draw:name="Rectangle 27" text:anchor-type="paragraph"><svg:title/><svg:desc/><text:p text:style-name="P887">Model<text:s/></text:p><draw:enhanced-geometry draw:type="non-primitive" svg:viewBox="0 0 21600 21600" draw:enhanced-path="M 0 0 L 21600 0 21600 21600 0 21600 Z N"/></draw:custom-shape></text:span><text:span text:style-name="T888"><draw:custom-shape svg:x="1.73333in" svg:y="1.14028in" svg:width="1.0625in" svg:height="0.5625in" draw:z-index="251674624" draw:id="id45" draw:style-name="a60" draw:name="Rectangle 29" text:anchor-type="paragraph"><svg:title/><svg:desc/><text:p text:style-name="Normal">Validation Methods<text:s/></text:p><draw:enhanced-geometry draw:type="non-primitive" svg:viewBox="0 0 21600 21600" draw:enhanced-path="M 0 0 L 21600 0 21600 21600 0 21600 Z N"/></draw:custom-shape></text:span><text:span text:style-name="T889"><draw:custom-shape svg:x="5.97917in" svg:y="0.20764in" svg:width="1.0625in" svg:height="0.5625in" draw:z-index="251662336" draw:id="id46" draw:style-name="a61" draw:name="Rectangle 23" text:anchor-type="paragraph"><svg:title/><svg:desc/><text:p text:style-name="P890">Training Algorithm<text:s/></text:p><draw:enhanced-geometry draw:type="non-primitive" svg:viewBox="0 0 21600 21600" draw:enhanced-path="M 0 0 L 21600 0 21600 21600 0 21600 Z N"/></draw:custom-shape></text:span><text:span text:style-name="T891"><draw:custom-shape svg:x="4.63958in" svg:y="0.20278in" svg:width="1.0625in" svg:height="0.5625in" draw:z-index="251664384" draw:id="id47" draw:style-name="a62" draw:name="Rectangle 24" text:anchor-type="paragraph"><svg:title/><svg:desc/><text:p text:style-name="P892">Choose Algorithm<text:s/></text:p><draw:enhanced-geometry draw:type="non-primitive" svg:viewBox="0 0 21600 21600" draw:enhanced-path="M 0 0 L 21600 0 21600 21600 0 21600 Z N"/></draw:custom-shape></text:span><text:span text:style-name="T893"><draw:custom-shape svg:x="3.24375in" svg:y="0.22361in" svg:width="1.0625in" svg:height="0.54167in" draw:z-index="251666432" draw:id="id48" draw:style-name="a63" draw:name="Rectangle 25" text:anchor-type="paragraph"><svg:title/><svg:desc/><text:p text:style-name="P894">Cleaned Data</text:p><draw:enhanced-geometry draw:type="non-primitive" svg:viewBox="0 0 21600 21600" draw:enhanced-path="M 0 0 L 21600 0 21600 21600 0 21600 Z N"/></draw:custom-shape></text:span><text:span text:style-name="T895"><draw:custom-shape svg:x="1.72292in" svg:y="0.21319in" svg:width="1.0625in" svg:height="0.5625in" draw:z-index="251668480" draw:id="id49" draw:style-name="a64" draw:name="Rectangle 26" text:anchor-type="paragraph"><svg:title/><svg:desc/><text:p text:style-name="P896">Prepare Data</text:p><draw:enhanced-geometry draw:type="non-primitive" svg:viewBox="0 0 21600 21600" draw:enhanced-path="M 0 0 L 21600 0 21600 21600 0 21600 Z N"/></draw:custom-shape></text:span><text:span text:style-name="T897"><draw:custom-shape svg:x="0.42083in" svg:y="0.21319in" svg:width="1.0625in" svg:height="0.5625in" draw:z-index="251660288" draw:id="id50" draw:style-name="a65" draw:name="Rectangle 22" text:anchor-type="paragraph"><svg:title/><svg:desc/><text:p text:style-name="P898">Raw Data<text:s/>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99">ML Design Choices:</text:p>
      <text:p text:style-name="P900"/>
      <text:p text:style-name="P901"><text:tab/>Training <text:s text:c="14"/>Prediction</text:p>
      <text:p text:style-name="P902"/>
      <text:p text:style-name="P903">Local <text:s text:c="6"/>Distributed <text:s text:c="3"/>Batch <text:s text:c="9"/>Online</text:p>
      <text:p text:style-name="P904"><text:s/></text:p>
      <text:p text:style-name="P905"><text:s text:c="17"/>On-cloud</text:p>
      <text:p text:style-name="P906"/>
      <text:p text:style-name="P907"/>
      <text:p text:style-name="P908">PyTorch on the cloud</text:p>
      <text:p text:style-name="P909"/>
      <text:p text:style-name="P910">AWS <text:s text:c="40"/>Azure <text:s text:c="34"/>GCP</text:p>
      <text:p text:style-name="P911"/>
      <text:p text:style-name="P912">Notebook <text:s text:c="27"/></text:p>
      <text:p text:style-name="P913">Depp Learning VM [Single]</text:p>
      <text:p text:style-name="P914">Estimator [Distributed]</text:p>
      <text:p text:style-name="P915"/>
      <text:soft-page-break/>
      <text:p text:style-name="P916">Ensemble Learning:</text:p>
      <text:p text:style-name="P917"/>
      <text:p text:style-name="P918"><text:tab/>Several Learner combine to obtain the performance then any of the learner individually.</text:p>
      <text:p text:style-name="Normal"/>
      <text:p text:style-name="Normal"/>
      <text:p text:style-name="Normal">Classification:</text:p>
      <text:p text:style-name="Normal"><text:tab/></text:p>
      <text:p text:style-name="Normal"><text:tab/>Logistic<text:tab/>SVM <text:s text:c="11"/>Random Forest <text:s text:c="11"/>Naïve Bays</text:p>
      <text:p text:style-name="Normal"/>
      <text:p text:style-name="Normal"/>
      <text:p text:style-name="Normal">What kind of individual learner to use?</text:p>
      <text:p text:style-name="Normal"/>
      <text:p text:style-name="Normal"><text:tab/>Ensemble learners are<text:s/>often random forests of <text:s/>decision trees.</text:p>
      <text:p text:style-name="Normal"/>
      <text:p text:style-name="Normal">How should individual learner trained?</text:p>
      <text:p text:style-name="Normal"><text:tab/>Train an entire dataset</text:p>
      <text:p text:style-name="Normal"><text:tab/>Each model trained on random sample of training data</text:p>
      <text:p text:style-name="Normal"><text:tab/>Each model trained on random set of different features</text:p>
      <text:p text:style-name="Normal"/>
      <text:p text:style-name="Normal">Methods:</text:p>
      <text:p text:style-name="Normal"><text:tab/>Averaging – Parallel, <text:s/>Average of the final prediction</text:p>
      <text:p text:style-name="Normal"><text:tab/><text:tab/>Bagging<text:s/></text:p>
      <text:p text:style-name="Normal"><text:tab/><text:tab/>Tasting</text:p>
      <text:p text:style-name="Normal"><text:tab/>Boosting – Sequential , Each predictor learn from previous learner mistake</text:p>
      <text:p text:style-name="Normal"/>
      <text:p text:style-name="Normal">Combine Individual learner?</text:p>
      <text:p text:style-name="Normal"><text:tab/>Hard Voting: Majority Prediction</text:p>
      <text:p text:style-name="Normal"><text:tab/>Soft Voting: Probability weighted average</text:p>
      <text:p text:style-name="Normal"><text:tab/>Stacking: Some other model used to find the final prediction</text:p>
      <text:p text:style-name="Normal"><text:tab/><text:tab/>Blender</text:p>
      <text:p text:style-name="Normal"><text:tab/><text:tab/>Meta data Learner</text:p>
      <text:p text:style-name="Normal"/>
      <text:p text:style-name="Normal">Neural Network Model:</text:p>
      <text:p text:style-name="Normal"/>
      <text:list text:style-name="LFO6" text:continue-numbering="true">
        <text:list-item>
          <text:list>
            <text:list-item>
              <text:p text:style-name="P919">Fully Connected<text:s/></text:p>
            </text:list-item>
          </text:list>
        </text:list-item>
      </text:list>
      <text:p text:style-name="Normal"><text:tab/><text:tab/>Dense neural network</text:p>
      <text:p text:style-name="Normal"/>
      <text:p text:style-name="Normal"><text:tab/><text:tab/><text:tab/>Where<text:s/>neuron in one layer connected to all neuron in next layer and previous<text:s/></text:p>
      <text:p text:style-name="Normal">Layer</text:p>
      <text:p text:style-name="Normal"><text:tab/><text:tab/><text:tab/>Very well numeric features [Regression &amp; Classification]</text:p>
      <text:p text:style-name="Normal"/>
      <text:list text:style-name="LFO6" text:continue-numbering="true">
        <text:list-item>
          <text:list>
            <text:list-item>
              <text:p text:style-name="P920">Convolutional NN</text:p>
            </text:list-item>
          </text:list>
        </text:list-item>
      </text:list>
      <text:p text:style-name="P921"/>
      <text:p text:style-name="P922">Sparse NN. Image data[Height, Weight]<text:s/></text:p>
      <text:p text:style-name="P923">Design to mimic the visual cortex of the brain</text:p>
      <text:p text:style-name="P924">Neuron in one layer not connected to all neuron in next or previous layer</text:p>
      <text:p text:style-name="P925">Feature Detection</text:p>
      <text:p text:style-name="P926">pooling layers for subsampling of inputs</text:p>
      <text:p text:style-name="P927"/>
      <text:list text:style-name="LFO6" text:continue-numbering="true">
        <text:list-item>
          <text:list>
            <text:list-item>
              <text:p text:style-name="P928">Recurrent NN</text:p>
            </text:list-item>
          </text:list>
        </text:list-item>
      </text:list>
      <text:p text:style-name="P929"/>
      <text:p text:style-name="P930">Time Series &amp; Text data</text:p>
      <text:soft-page-break/>
      <text:p text:style-name="P931">NLP</text:p>
      <text:p text:style-name="P932">Neurons are memory or state</text:p>
      <text:p text:style-name="P93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1" svg:viewBox="0 0 20 30" svg:d="m10 0-10 30h20z"/>
    <draw:marker draw:name="a23" svg:viewBox="0 0 20 30" svg:d="m10 0-10 30h20z"/>
    <draw:marker draw:name="a25" svg:viewBox="0 0 20 30" svg:d="m10 0-10 30h20z"/>
    <draw:marker draw:name="a31" svg:viewBox="0 0 20 30" svg:d="m10 0-10 30h20z"/>
    <draw:marker draw:name="a27" svg:viewBox="0 0 20 30" svg:d="m10 0-10 30h20z"/>
    <draw:marker draw:name="a33" svg:viewBox="0 0 20 30" svg:d="m10 0-10 30h20z"/>
    <draw:marker draw:name="a29" svg:viewBox="0 0 20 30" svg:d="m10 0-10 30h20z"/>
    <draw:marker draw:name="a41" svg:viewBox="0 0 20 30" svg:d="m10 0-10 30h20z"/>
    <draw:marker draw:name="a35" svg:viewBox="0 0 20 30" svg:d="m10 0-10 30h20z"/>
    <draw:marker draw:name="a37" svg:viewBox="0 0 20 30" svg:d="m10 0-10 30h20z"/>
    <draw:marker draw:name="a43" svg:viewBox="0 0 20 30" svg:d="m10 0-10 30h20z"/>
    <draw:marker draw:name="a39" svg:viewBox="0 0 20 30" svg:d="m10 0-10 30h20z"/>
    <draw:marker draw:name="a45" svg:viewBox="0 0 20 30" svg:d="m10 0-10 30h20z"/>
    <draw:marker draw:name="a47" svg:viewBox="0 0 20 30" svg:d="m10 0-10 30h20z"/>
    <draw:marker draw:name="a49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vanakumar Selvam</dc:creator>
    <meta:creation-date>2020-01-05T15:07:00Z</meta:creation-date>
    <dc:date>2020-01-19T12:21:00Z</dc:date>
    <meta:template xlink:href="Normal" xlink:type="simple"/>
    <meta:editing-cycles>15</meta:editing-cycles>
    <meta:editing-duration>PT18840S</meta:editing-duration>
    <meta:document-statistic meta:page-count="10" meta:paragraph-count="18" meta:word-count="1385" meta:character-count="9263" meta:row-count="65" meta:non-whitespace-character-count="7896"/>
  </office:meta>
</office:document-meta>
</file>